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9F9F77CFE0FDB8A0.png" manifest:media-type="image/png"/>
  <manifest:file-entry manifest:full-path="Pictures/100000010000041D000001DB2FCC77AE4160F2C1.png" manifest:media-type="image/png"/>
  <manifest:file-entry manifest:full-path="Pictures/10001EB70000819B00003A653728BE2E112D5303.svg" manifest:media-type="image/svg+xml"/>
  <manifest:file-entry manifest:full-path="Pictures/10000001000001090000006FF2FCCC979B63369D.png" manifest:media-type="image/png"/>
  <manifest:file-entry manifest:full-path="Pictures/100048B800001B6E00000B7822A3FAAEBE51E006.wmf" manifest:media-type="image/x-wmf"/>
  <manifest:file-entry manifest:full-path="Pictures/10000000000008A80000067E8F735EA6ED9F0C0B.jpg" manifest:media-type="image/jpeg"/>
  <manifest:file-entry manifest:full-path="Pictures/100000010000041D000001DB9655EA6840E39C98.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ystem" style:font-pitch="variable"/>
    <style:font-face style:name="Droid Sans Fallback1" svg:font-family="'Droid Sans Fallback'"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objectwithoutfill">
      <style:graphic-properties draw:marker-start="" draw:marker-start-width="0.3cm" draw:marker-end="Arrow_20_concave" draw:marker-end-width="0.3cm" draw:fill="none" draw:textarea-vertical-align="middle"/>
    </style:style>
    <style:style style:name="gr4" style:family="graphic" style:parent-style-name="standard">
      <style:graphic-properties svg:stroke-color="#000000" draw:fill-color="#ffe1ff" draw:textarea-horizontal-align="justify" draw:textarea-vertical-align="middle" draw:auto-grow-height="false" fo:min-height="0.964cm" fo:min-width="1.817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standard">
      <style:graphic-properties svg:stroke-color="#000000" draw:fill="none" draw:textarea-vertical-align="middle" draw:auto-grow-height="false" fo:min-height="10.162cm" fo:min-width="0cm" fo:wrap-option="wrap"/>
      <style:paragraph-properties style:writing-mode="lr-tb"/>
    </style:style>
    <style:style style:name="gr7" style:family="graphic" style:parent-style-name="standard">
      <style:graphic-properties svg:stroke-color="#000000" draw:fill="none" draw:textarea-vertical-align="middle" draw:auto-grow-height="false" fo:min-height="9.859cm" fo:min-width="0cm" fo:wrap-option="wrap"/>
    </style:style>
    <style:style style:name="gr8" style:family="graphic" style:parent-style-name="standard">
      <style:graphic-properties svg:stroke-color="#000000" draw:fill="solid" draw:fill-color="#ffffd7" draw:textarea-horizontal-align="justify" draw:textarea-vertical-align="middle" draw:auto-grow-height="false" fo:min-height="0.604cm" fo:min-width="4.129cm" fo:wrap-option="wrap"/>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0" style:family="graphic" style:parent-style-name="standard">
      <style:graphic-properties svg:stroke-color="#000000" draw:fill-color="#f0e6ff" draw:textarea-horizontal-align="justify" draw:textarea-vertical-align="middle" draw:auto-grow-height="false" fo:min-height="2.795cm" fo:min-width="6.101cm"/>
    </style:style>
    <style:style style:name="gr11" style:family="graphic" style:parent-style-name="standard">
      <style:graphic-properties svg:stroke-color="#000000" draw:fill-color="#ffffff" draw:textarea-horizontal-align="justify" draw:textarea-vertical-align="middle" draw:auto-grow-height="false" fo:min-height="2.795cm" fo:min-width="6.101cm"/>
    </style:style>
    <style:style style:name="gr12" style:family="graphic" style:parent-style-name="standard">
      <style:graphic-properties svg:stroke-color="#000000" draw:fill-color="#f0e6ff" draw:textarea-horizontal-align="justify" draw:textarea-vertical-align="top" draw:auto-grow-height="false" fo:min-height="4.55cm" fo:min-width="6.1cm"/>
      <style:paragraph-properties style:writing-mode="lr-tb"/>
    </style:style>
    <style:style style:name="gr13" style:family="graphic" style:parent-style-name="standard">
      <style:graphic-properties svg:stroke-color="#000000" draw:fill-color="#f0e6ff" draw:textarea-horizontal-align="justify" draw:textarea-vertical-align="middle" draw:auto-grow-height="false" fo:min-height="0.591cm" fo:min-width="1.367cm"/>
    </style:style>
    <style:style style:name="gr14" style:family="graphic" style:parent-style-name="standard">
      <style:graphic-properties svg:stroke-color="#000000" draw:fill-color="#f0e6ff" draw:textarea-horizontal-align="justify" draw:textarea-vertical-align="middle" draw:auto-grow-height="false" fo:min-height="0.591cm" fo:min-width="1.369cm"/>
    </style:style>
    <style:style style:name="gr15" style:family="graphic" style:parent-style-name="standard">
      <style:graphic-properties draw:stroke="solid" svg:stroke-width="0cm" svg:stroke-color="#000000" draw:marker-start-width="0cm" draw:marker-end-width="0cm" draw:stroke-linejoin="miter" draw:fill="solid" draw:fill-color="#f0e6ff" fo:padding-top="0.08cm" fo:padding-bottom="0.08cm" fo:padding-left="0.205cm" fo:padding-right="0.205cm"/>
    </style:style>
    <style:style style:name="gr16" style:family="graphic" style:parent-style-name="standard">
      <style:graphic-properties draw:stroke="solid" svg:stroke-width="0cm" svg:stroke-color="#000000" draw:marker-start-width="0cm" draw:marker-end-width="0cm" draw:stroke-linejoin="miter" draw:fill="solid" draw:fill-color="#f0e6ff" fo:padding-top="0.096cm" fo:padding-bottom="0.096cm" fo:padding-left="0.221cm" fo:padding-right="0.221cm"/>
    </style:style>
    <style:style style:name="gr17" style:family="graphic" style:parent-style-name="standard">
      <style:graphic-properties svg:stroke-color="#000000" draw:fill-color="#ffffff" draw:textarea-horizontal-align="justify" draw:textarea-vertical-align="top" draw:auto-grow-height="false" fo:min-height="4.55cm" fo:min-width="6.1cm"/>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0.591cm" fo:min-width="1.301cm"/>
    </style:style>
    <style:style style:name="gr19" style:family="graphic" style:parent-style-name="standard">
      <style:graphic-properties draw:stroke="solid" svg:stroke-width="0cm" svg:stroke-color="#000000" draw:marker-start-width="0cm" draw:marker-end-width="0cm" draw:stroke-linejoin="miter" draw:fill="solid" draw:fill-color="#ffffff" fo:padding-top="0.08cm" fo:padding-bottom="0.08cm" fo:padding-left="0.205cm" fo:padding-right="0.205cm"/>
    </style:style>
    <style:style style:name="gr20" style:family="graphic" style:parent-style-name="standard">
      <style:graphic-properties draw:stroke="solid" svg:stroke-width="0cm" svg:stroke-color="#000000" draw:marker-start-width="0cm" draw:marker-end-width="0cm" draw:stroke-linejoin="miter" draw:fill="solid" draw:fill-color="#ffffff" fo:padding-top="0.096cm" fo:padding-bottom="0.096cm" fo:padding-left="0.221cm" fo:padding-right="0.221cm"/>
    </style:style>
    <style:style style:name="gr21" style:family="graphic" style:parent-style-name="standard">
      <style:graphic-properties svg:stroke-color="#000000" draw:fill-color="#ffffff" draw:textarea-horizontal-align="justify" draw:textarea-vertical-align="middle" draw:auto-grow-height="false" fo:min-height="2.795cm" fo:min-width="6.101cm"/>
      <style:paragraph-properties style:writing-mode="lr-tb"/>
    </style:style>
    <style:style style:name="gr22" style:family="graphic" style:parent-style-name="standard">
      <style:graphic-properties svg:stroke-color="#000000" draw:marker-start="" draw:marker-start-width="0.3cm" draw:marker-end="Arrow_20_concave" draw:marker-end-width="0.3cm" draw:textarea-vertical-align="middle"/>
    </style:style>
    <style:style style:name="gr23" style:family="graphic" style:parent-style-name="standard">
      <style:graphic-properties draw:stroke="none" svg:stroke-color="#000000" draw:fill="none" draw:fill-color="#ffffff" draw:textarea-horizontal-align="center" draw:auto-grow-height="true" draw:auto-grow-width="false" fo:min-height="0.712cm" fo:min-width="0cm"/>
      <style:paragraph-properties style:writing-mode="lr-tb"/>
    </style:style>
    <style:style style:name="gr24"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graphic-properties svg:stroke-color="#000000" draw:fill-color="#ffffff" draw:textarea-horizontal-align="justify" draw:textarea-vertical-align="top" draw:auto-grow-height="false" fo:min-height="2.795cm" fo:min-width="6.101cm" fo:padding-top="-0.3cm"/>
      <style:paragraph-properties style:writing-mode="lr-tb"/>
    </style:style>
    <style:style style:name="gr26"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1.853cm" fo:min-width="3.67cm" fo:padding-top="0.14cm" fo:padding-bottom="0.139cm" fo:padding-left="0.264cm" fo:padding-right="0.264cm"/>
      <style:paragraph-properties style:writing-mode="lr-tb"/>
    </style:style>
    <style:style style:name="gr27" style:family="graphic" style:parent-style-name="standard">
      <style:graphic-properties svg:stroke-color="#000000" draw:fill-color="#ffffff" draw:textarea-horizontal-align="justify" draw:textarea-vertical-align="top" draw:auto-grow-height="false" fo:min-height="3.22cm" fo:min-width="6.101cm" fo:padding-top="-0.3cm"/>
      <style:paragraph-properties style:writing-mode="lr-tb"/>
    </style:style>
    <style:style style:name="gr28" style:family="graphic" style:parent-style-name="standard">
      <style:graphic-properties draw:stroke="none" draw:fill-color="#302709" draw:textarea-horizontal-align="justify" draw:textarea-vertical-align="middle" draw:auto-grow-height="false" fo:min-height="0cm" fo:min-width="0cm"/>
    </style:style>
    <style:style style:name="gr29"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1.195cm" fo:min-width="2.171cm" fo:padding-top="0.14cm" fo:padding-bottom="0.139cm" fo:padding-left="0.264cm" fo:padding-right="0.264cm"/>
      <style:paragraph-properties style:writing-mode="lr-tb"/>
    </style:style>
    <style:style style:name="gr30" style:family="graphic" style:parent-style-name="standard">
      <style:graphic-properties svg:stroke-color="#000000" draw:fill-color="#ffffff" draw:textarea-horizontal-align="justify" draw:textarea-vertical-align="middle" draw:auto-grow-height="false" fo:min-height="0.304cm" fo:min-width="0.687cm"/>
    </style:style>
    <style:style style:name="gr31" style:family="graphic" style:parent-style-name="standard">
      <style:graphic-properties svg:stroke-color="#000000" draw:fill-color="#ffffff" draw:textarea-horizontal-align="justify" draw:textarea-vertical-align="middle" draw:auto-grow-height="false" fo:min-height="0.304cm" fo:min-width="0.688cm"/>
    </style:style>
    <style:style style:name="gr32" style:family="graphic" style:parent-style-name="standard">
      <style:graphic-properties draw:stroke="none" svg:stroke-color="#000000" svg:stroke-opacity="100%" draw:fill="none" draw:fill-color="#ffffff" draw:auto-grow-height="true" draw:auto-grow-width="false" fo:max-height="0cm" fo:min-height="0.712cm"/>
      <style:paragraph-properties style:writing-mode="lr-tb"/>
    </style:style>
    <style:style style:name="gr33" style:family="graphic" style:parent-style-name="standard">
      <style:graphic-properties svg:stroke-color="#000000" draw:fill-color="#ffffff" draw:textarea-horizontal-align="justify" draw:textarea-vertical-align="middle" draw:auto-grow-height="false" fo:min-height="2.795cm" fo:min-width="3.301cm"/>
      <style:paragraph-properties style:writing-mode="lr-tb"/>
    </style:style>
    <style:style style:name="gr34" style:family="graphic" style:parent-style-name="standard">
      <style:graphic-properties svg:stroke-color="#000000" svg:stroke-opacity="100%" draw:fill="solid" draw:fill-color="#e6b8e6" draw:textarea-horizontal-align="justify" draw:textarea-vertical-align="middle" draw:auto-grow-height="false" fo:min-height="0.117cm" fo:min-width="0.15cm"/>
      <style:paragraph-properties style:writing-mode="lr-tb"/>
    </style:style>
    <style:style style:name="gr35" style:family="graphic" style:parent-style-name="standard">
      <style:graphic-properties svg:stroke-color="#000000" draw:fill="solid" draw:fill-color="#e6b8e6" draw:fill-hatch-solid="true" draw:textarea-horizontal-align="justify" draw:textarea-vertical-align="middle" draw:auto-grow-height="false" fo:min-height="0.14cm" fo:min-width="0cm"/>
    </style:style>
    <style:style style:name="gr36" style:family="graphic" style:parent-style-name="standard">
      <style:graphic-properties svg:stroke-color="#000000" draw:fill="solid" draw:fill-color="#ffffff" draw:fill-hatch-solid="true" draw:textarea-horizontal-align="justify" draw:textarea-vertical-align="middle" draw:auto-grow-height="false" fo:min-height="0.14cm" fo:min-width="0cm"/>
    </style:style>
    <style:style style:name="gr37" style:family="graphic" style:parent-style-name="standard">
      <style:graphic-properties svg:stroke-color="#000000" draw:fill-color="#ffffff" draw:textarea-horizontal-align="justify" draw:textarea-vertical-align="middle" draw:auto-grow-height="false" fo:min-height="0.246cm" fo:min-width="0.774cm"/>
    </style:style>
    <style:style style:name="gr38" style:family="graphic" style:parent-style-name="standard">
      <style:graphic-properties svg:stroke-color="#000000" draw:fill="solid" draw:fill-color="#ffffd7" draw:textarea-horizontal-align="justify" draw:textarea-vertical-align="middle" draw:auto-grow-height="false" fo:min-height="0.893cm" fo:min-width="2.861cm" fo:wrap-option="wrap"/>
      <style:paragraph-properties style:writing-mode="lr-tb"/>
    </style:style>
    <style:style style:name="gr39" style:family="graphic" style:parent-style-name="standard">
      <style:graphic-properties draw:stroke="none" draw:fill="none" draw:textarea-horizontal-align="justify" draw:textarea-vertical-align="middle" draw:auto-grow-height="false" fo:min-height="0.294cm" fo:min-width="0.044cm"/>
    </style:style>
    <style:style style:name="gr40" style:family="graphic" style:parent-style-name="standard">
      <style:graphic-properties svg:stroke-color="#000000" draw:marker-start="" draw:marker-start-width="0.3cm" draw:marker-end="Arrow_20_concave" draw:marker-end-width="0.3cm" draw:textarea-horizontal-align="center" draw:textarea-vertical-align="middle"/>
    </style:style>
    <style:style style:name="gr41" style:family="graphic" style:parent-style-name="standard">
      <style:graphic-properties svg:stroke-color="#000000" draw:marker-start="Arrow_20_concave" draw:marker-start-width="0.3cm" draw:marker-end="" draw:marker-end-width="0.3cm" draw:textarea-vertical-align="middle"/>
    </style:style>
    <style:style style:name="gr42" style:family="graphic" style:parent-style-name="standard">
      <style:graphic-properties svg:stroke-color="#000000" draw:fill-color="#ffffd7" draw:textarea-horizontal-align="justify" draw:textarea-vertical-align="middle" draw:auto-grow-height="false" fo:min-height="0.788cm" fo:min-width="2.652cm" fo:padding-left="0cm" fo:padding-right="0cm" fo:wrap-option="wrap"/>
      <style:paragraph-properties style:writing-mode="lr-tb"/>
    </style:style>
    <style:style style:name="gr43" style:family="graphic" style:parent-style-name="standard">
      <style:graphic-properties svg:stroke-width="0.159cm" svg:stroke-color="#000000" draw:marker-start-width="0.438cm" draw:marker-end-width="0.438cm" svg:stroke-opacity="100%" draw:fill-color="#ffffff" draw:opacity="50%" draw:textarea-horizontal-align="justify" draw:textarea-vertical-align="middle" draw:auto-grow-height="false" fo:min-height="0.539cm" fo:min-width="0.341cm" fo:padding-top="0.204cm" fo:padding-bottom="0.204cm" fo:padding-left="0.329cm" fo:padding-right="0.329cm" fo:wrap-option="wrap"/>
    </style:style>
    <style:style style:name="gr44" style:family="graphic" style:parent-style-name="objectwithoutfill">
      <style:graphic-properties svg:stroke-width="0.106cm" draw:marker-start-width="0.359cm" draw:marker-end-width="0.359cm" svg:stroke-opacity="100%" draw:fill="none" draw:opacity="50%" draw:textarea-vertical-align="middle" fo:padding-top="0.178cm" fo:padding-bottom="0.178cm" fo:padding-left="0.303cm" fo:padding-right="0.303cm"/>
    </style:style>
    <style:style style:name="gr45" style:family="graphic" style:parent-style-name="standard">
      <style:graphic-properties svg:stroke-width="0.035cm" svg:stroke-color="#000000" draw:marker-start-width="0.252cm" draw:marker-end-width="0.252cm" svg:stroke-opacity="100%" draw:opacity="50%" draw:textarea-vertical-align="middle" fo:padding-top="0.142cm" fo:padding-bottom="0.142cm" fo:padding-left="0.267cm" fo:padding-right="0.267cm"/>
    </style:style>
    <style:style style:name="gr46" style:family="graphic" style:parent-style-name="objectwithoutfill">
      <style:graphic-properties svg:stroke-width="0.212cm" draw:marker-start-width="0.518cm" draw:marker-end-width="0.518cm" svg:stroke-opacity="100%" draw:fill="none" draw:opacity="50%" draw:textarea-vertical-align="middle" fo:padding-top="0.231cm" fo:padding-bottom="0.231cm" fo:padding-left="0.356cm" fo:padding-right="0.356cm"/>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fo:min-height="1.741cm"/>
      <style:paragraph-properties style:writing-mode="lr-tb"/>
    </style:style>
    <style:style style:name="pr4" style:family="presentation" style:parent-style-name="master-outline1">
      <style:graphic-properties/>
      <style:paragraph-properties style:writing-mode="lr-tb"/>
    </style:style>
    <style:style style:name="pr5" style:family="presentation" style:parent-style-name="master-notes">
      <style:graphic-properties draw:fill-color="#ffffff" fo:min-height="14.986cm"/>
      <style:paragraph-properties style:writing-mode="lr-tb"/>
    </style:style>
    <style:style style:name="pr6" style:family="presentation" style:parent-style-name="template21-title">
      <style:graphic-properties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master-title">
      <style:graphic-properties fo:min-height="1.737cm"/>
      <style:paragraph-properties style:writing-mode="lr-tb"/>
    </style:style>
    <style:style style:name="pr10" style:family="presentation" style:parent-style-name="master-outline1">
      <style:graphic-properties fo:min-height="14.15cm"/>
      <style:paragraph-properties style:writing-mode="lr-tb"/>
    </style:style>
    <style:style style:name="pr11" style:family="presentation" style:parent-style-name="master-notes">
      <style:graphic-properties draw:fill-color="#ffffff" fo:min-height="15.011cm"/>
      <style:paragraph-properties style:writing-mode="lr-tb"/>
    </style:style>
    <style:style style:name="pr12" style:family="presentation" style:parent-style-name="master-title">
      <style:graphic-properties draw:auto-grow-height="true" fo:min-height="1.737cm"/>
      <style:paragraph-properties style:writing-mode="lr-tb"/>
    </style:style>
    <style:style style:name="pr13" style:family="presentation" style:parent-style-name="master-outline1">
      <style:graphic-properties fo:min-height="6.618cm"/>
      <style:paragraph-properties style:writing-mode="lr-tb"/>
    </style:style>
    <style:style style:name="pr14" style:family="presentation" style:parent-style-name="master-notes">
      <style:graphic-properties draw:fill-color="#ffffff" fo:min-height="13.364cm"/>
      <style:paragraph-properties style:writing-mode="lr-tb"/>
    </style:style>
    <style:style style:name="pr15" style:family="presentation" style:parent-style-name="master-notes">
      <style:graphic-properties draw:fill-color="#ffffff" fo:min-height="13.966cm"/>
      <style:paragraph-properties style:writing-mode="lr-tb"/>
    </style:style>
    <style:style style:name="pr16" style:family="presentation" style:parent-style-name="master-notes">
      <style:graphic-properties draw:fill-color="#ffffff" fo:min-height="13.766cm"/>
      <style:paragraph-properties style:writing-mode="lr-tb"/>
    </style:style>
    <style:style style:name="pr17" style:family="presentation" style:parent-style-name="master-title">
      <style:graphic-properties fo:min-height="1.682cm"/>
      <style:paragraph-properties style:writing-mode="lr-tb"/>
    </style:style>
    <style:style style:name="pr18" style:family="presentation" style:parent-style-name="master-notes">
      <style:graphic-properties draw:fill-color="#ffffff" fo:min-height="14.166cm"/>
      <style:paragraph-properties style:writing-mode="lr-tb"/>
    </style:style>
    <style:style style:name="pr19" style:family="presentation" style:parent-style-name="template21-title">
      <style:graphic-properties draw:auto-grow-height="true" fo:min-height="1.737cm"/>
      <style:paragraph-properties style:writing-mode="lr-tb"/>
    </style:style>
    <style:style style:name="pr20" style:family="presentation" style:parent-style-name="master-notes">
      <style:graphic-properties draw:fill-color="#ffffff" fo:min-height="13.811cm"/>
      <style:paragraph-properties style:writing-mode="lr-tb"/>
    </style:style>
    <style:style style:name="pr21" style:family="presentation" style:parent-style-name="master-notes">
      <style:graphic-properties draw:fill-color="#ffffff" draw:auto-grow-height="true" fo:min-height="13.364cm"/>
      <style:paragraph-properties style:writing-mode="lr-tb"/>
    </style:style>
    <style:style style:name="pr22" style:family="presentation" style:parent-style-name="master-notes">
      <style:graphic-properties draw:fill-color="#ffffff" fo:min-height="13.366cm"/>
      <style:paragraph-properties style:writing-mode="lr-tb"/>
    </style:style>
    <style:style style:name="pr23" style:family="presentation" style:parent-style-name="master-title">
      <style:graphic-properties draw:auto-grow-height="true" fo:min-height="1.741cm"/>
      <style:paragraph-properties style:writing-mode="lr-tb"/>
    </style:style>
    <style:style style:name="pr24" style:family="presentation" style:parent-style-name="master-outline1">
      <style:graphic-properties fo:min-height="1.857cm"/>
      <style:paragraph-properties style:writing-mode="lr-tb"/>
    </style:style>
    <style:style style:name="pr25" style:family="presentation" style:parent-style-name="master-outline1" style:list-style-name="L5">
      <style:graphic-properties/>
      <style:paragraph-properties style:writing-mode="lr-tb"/>
    </style:style>
    <style:style style:name="pr26" style:family="presentation" style:parent-style-name="master-notes">
      <style:graphic-properties draw:fill-color="#ffffff" fo:min-height="14.087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3"/>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text-properties fo:language="ru" fo:country="RU"/>
    </style:style>
    <style:style style:name="P9" style:family="paragraph">
      <style:paragraph-properties fo:margin-left="0cm" fo:margin-right="0cm" fo:margin-top="0cm" fo:margin-bottom="0.4cm" fo:text-indent="0cm"/>
    </style:style>
    <style:style style:name="P10" style:family="paragraph">
      <style:paragraph-properties fo:margin-left="0cm" fo:margin-right="0cm" fo:margin-top="0cm" fo:margin-bottom="0.4cm" fo:text-indent="0cm" style:writing-mode="lr-tb"/>
      <style:text-properties fo:language="ru" fo:country="RU"/>
    </style:style>
    <style:style style:name="P11" style:family="paragraph">
      <loext:graphic-properties draw:fill-color="#ffffff"/>
      <style:paragraph-properties style:writing-mode="lr-tb"/>
      <style:text-properties fo:font-size="14pt" fo:language="ru" fo:country="RU" style:font-size-asian="14pt" style:font-size-complex="14pt"/>
    </style:style>
    <style:style style:name="P12" style:family="paragraph">
      <style:paragraph-properties style:writing-mode="lr-tb"/>
    </style:style>
    <style:style style:name="P13" style:family="paragraph">
      <loext:graphic-properties draw:fill-color="#ffffff"/>
      <style:paragraph-properties style:writing-mode="lr-tb"/>
    </style:style>
    <style:style style:name="P14" style:family="paragraph">
      <style:paragraph-properties fo:margin-top="0cm" fo:margin-bottom="0.4cm"/>
    </style:style>
    <style:style style:name="P15" style:family="paragraph">
      <style:paragraph-properties fo:margin-top="0cm" fo:margin-bottom="0.2cm"/>
    </style:style>
    <style:style style:name="P16" style:family="paragraph">
      <style:paragraph-properties fo:margin-top="0cm" fo:margin-bottom="0.5cm"/>
    </style:style>
    <style:style style:name="P17" style:family="paragraph">
      <style:paragraph-properties fo:margin-left="0cm" fo:margin-right="0cm" fo:margin-top="0cm" fo:margin-bottom="0.2cm" fo:text-indent="0cm" style:writing-mode="lr-tb"/>
    </style:style>
    <style:style style:name="P18" style:family="paragraph">
      <style:paragraph-properties fo:margin-left="0cm" fo:margin-right="0cm" fo:margin-top="0cm" fo:margin-bottom="0.1cm" fo:text-indent="0cm" style:writing-mode="lr-tb"/>
    </style:style>
    <style:style style:name="P19" style:family="paragraph">
      <loext:graphic-properties draw:fill-color="#ffffff"/>
      <style:paragraph-properties fo:margin-left="0cm" fo:margin-right="0cm" fo:margin-top="0cm" fo:margin-bottom="0.2cm" fo:text-indent="0cm" style:writing-mode="lr-tb"/>
      <style:text-properties fo:font-size="14pt" fo:language="ru" fo:country="RU" style:font-size-asian="14pt" style:font-size-complex="14pt"/>
    </style:style>
    <style:style style:name="P20" style:family="paragraph">
      <loext:graphic-properties draw:fill="none"/>
      <style:paragraph-properties fo:text-align="center"/>
      <style:text-properties fo:language="ru" fo:country="RU"/>
    </style:style>
    <style:style style:name="P21" style:family="paragraph">
      <style:paragraph-properties fo:text-align="center" style:writing-mode="lr-tb"/>
      <style:text-properties fo:font-size="14pt" fo:language="ru" fo:country="RU" style:font-size-asian="14pt" style:font-size-complex="14pt"/>
    </style:style>
    <style:style style:name="P22" style:family="paragraph">
      <loext:graphic-properties draw:fill-color="#ffe1ff"/>
      <style:paragraph-properties fo:text-align="center" style:writing-mode="lr-tb"/>
      <style:text-properties fo:font-size="14pt" fo:language="ru" fo:country="RU" style:font-size-asian="14pt" style:font-size-complex="14pt"/>
    </style:style>
    <style:style style:name="P23" style:family="paragraph">
      <style:paragraph-properties>
        <style:tab-stops>
          <style:tab-stop style:position="18.589cm"/>
        </style:tab-stops>
      </style:paragraph-properties>
    </style:style>
    <style:style style:name="P24" style:family="paragraph">
      <loext:graphic-properties draw:fill="none"/>
      <style:paragraph-properties fo:text-align="center" style:writing-mode="lr-tb"/>
    </style:style>
    <style:style style:name="P25" style:family="paragraph">
      <loext:graphic-properties draw:fill="none"/>
      <style:paragraph-properties fo:text-align="center"/>
    </style:style>
    <style:style style:name="P26" style:family="paragraph">
      <style:paragraph-properties fo:text-align="center" style:writing-mode="lr-tb"/>
      <style:text-properties fo:font-size="14pt" style:font-size-asian="14pt" style:font-size-complex="14pt"/>
    </style:style>
    <style:style style:name="P27" style:family="paragraph">
      <loext:graphic-properties draw:fill="solid" draw:fill-color="#ffffd7"/>
      <style:paragraph-properties fo:text-align="center" style:writing-mode="lr-tb"/>
      <style:text-properties fo:font-size="14pt" style:font-size-asian="14pt" style:font-size-complex="14pt"/>
    </style:style>
    <style:style style:name="P28" style:family="paragraph">
      <loext:graphic-properties draw:fill="none" draw:fill-color="#ffffff"/>
      <style:paragraph-properties style:writing-mode="lr-tb"/>
      <style:text-properties fo:font-size="14pt" style:font-size-asian="14pt" style:font-size-complex="14pt"/>
    </style:style>
    <style:style style:name="P29" style:family="paragraph">
      <style:paragraph-properties fo:margin-left="0cm" fo:margin-right="0cm" fo:margin-top="0cm" fo:margin-bottom="0.2cm" fo:text-indent="-0.61cm"/>
    </style:style>
    <style:style style:name="P30" style:family="paragraph">
      <loext:graphic-properties draw:fill-color="#ffffff"/>
      <style:paragraph-properties fo:margin-left="0cm" fo:margin-right="0cm" fo:margin-top="0cm" fo:margin-bottom="0.2cm" fo:text-indent="-0.61cm" style:writing-mode="lr-tb"/>
      <style:text-properties fo:font-size="14pt" fo:language="ru" fo:country="RU" style:font-size-asian="14pt" style:font-size-complex="14pt"/>
    </style:style>
    <style:style style:name="P31" style:family="paragraph">
      <style:paragraph-properties fo:margin-left="0cm" fo:margin-right="0cm" fo:margin-top="0cm" fo:margin-bottom="0.2cm" fo:text-indent="0cm"/>
    </style:style>
    <style:style style:name="P32" style:family="paragraph">
      <loext:graphic-properties draw:fill-color="#ffffff"/>
      <style:paragraph-properties fo:margin-left="0cm" fo:margin-right="0cm" fo:margin-top="0cm" fo:margin-bottom="0.2cm" fo:text-indent="0cm" style:writing-mode="lr-tb"/>
      <style:text-properties fo:font-size="14pt"/>
    </style:style>
    <style:style style:name="P33" style:family="paragraph">
      <style:paragraph-properties style:writing-mode="lr-tb"/>
      <style:text-properties fo:font-size="42pt" fo:language="ru" fo:country="RU" style:font-size-asian="42pt" style:font-size-complex="42pt"/>
    </style:style>
    <style:style style:name="P34" style:family="paragraph">
      <loext:graphic-properties draw:fill-color="#ffffff"/>
      <style:paragraph-properties fo:margin-left="0cm" fo:margin-right="0cm" fo:margin-top="0cm" fo:margin-bottom="0.2cm" fo:text-indent="0cm" style:writing-mode="lr-tb"/>
      <style:text-properties fo:font-size="14pt" fo:language="ru" fo:country="RU"/>
    </style:style>
    <style:style style:name="P35" style:family="paragraph">
      <loext:graphic-properties draw:fill-color="#ffffff"/>
      <style:paragraph-properties style:writing-mode="lr-tb"/>
      <style:text-properties fo:font-size="28.1000003814697pt"/>
    </style:style>
    <style:style style:name="P36" style:family="paragraph">
      <loext:graphic-properties draw:fill-color="#f0e6ff"/>
      <style:paragraph-properties fo:text-align="center"/>
    </style:style>
    <style:style style:name="P37" style:family="paragraph">
      <loext:graphic-properties draw:fill-color="#ffffff"/>
      <style:paragraph-properties fo:text-align="center"/>
    </style:style>
    <style:style style:name="P38" style:family="paragraph">
      <style:paragraph-properties fo:text-align="center" style:writing-mode="lr-tb"/>
      <style:text-properties fo:font-size="16pt" style:font-size-asian="16pt" style:font-size-complex="16pt"/>
    </style:style>
    <style:style style:name="P39" style:family="paragraph">
      <loext:graphic-properties draw:fill-color="#f0e6ff"/>
      <style:paragraph-properties fo:text-align="center" style:writing-mode="lr-tb"/>
      <style:text-properties fo:font-size="16pt" style:font-size-asian="16pt" style:font-size-complex="16pt"/>
    </style:style>
    <style:style style:name="P40" style:family="paragraph">
      <loext:graphic-properties draw:fill="solid" draw:fill-color="#f0e6ff"/>
    </style:style>
    <style:style style:name="P41" style:family="paragraph">
      <loext:graphic-properties draw:fill-color="#ffffff"/>
      <style:paragraph-properties fo:text-align="center" style:writing-mode="lr-tb"/>
      <style:text-properties fo:font-size="16pt" style:font-size-asian="16pt" style:font-size-complex="16pt"/>
    </style:style>
    <style:style style:name="P42" style:family="paragraph">
      <loext:graphic-properties draw:fill="solid" draw:fill-color="#ffffff"/>
    </style:style>
    <style:style style:name="P43" style:family="paragraph">
      <style:paragraph-properties fo:text-align="center" style:writing-mode="lr-tb"/>
    </style:style>
    <style:style style:name="P44" style:family="paragraph">
      <loext:graphic-properties draw:fill-color="#ffffff"/>
      <style:paragraph-properties fo:text-align="center" style:writing-mode="lr-tb"/>
    </style:style>
    <style:style style:name="P45" style:family="paragraph">
      <style:paragraph-properties fo:text-align="center"/>
    </style:style>
    <style:style style:name="P46" style:family="paragraph">
      <loext:graphic-properties draw:fill="none" draw:fill-color="#ffffff"/>
      <style:paragraph-properties fo:text-align="center" style:writing-mode="lr-tb"/>
    </style:style>
    <style:style style:name="P47" style:family="paragraph">
      <loext:graphic-properties draw:fill="none"/>
      <style:paragraph-properties fo:text-align="start" style:writing-mode="lr-tb"/>
      <style:text-properties style:font-name="Liberation Mono3" fo:font-size="18pt" fo:language="ru" fo:country="RU"/>
    </style:style>
    <style:style style:name="P48" style:family="paragraph">
      <loext:graphic-properties draw:fill-color="#ffffff"/>
      <style:paragraph-properties style:writing-mode="lr-tb"/>
      <style:text-properties fo:font-size="20pt" fo:language="ru" fo:country="RU"/>
    </style:style>
    <style:style style:name="P49" style:family="paragraph">
      <loext:graphic-properties draw:fill="none" draw:fill-color="#ffffff"/>
      <style:paragraph-properties fo:text-align="center" style:writing-mode="lr-tb"/>
      <style:text-properties fo:font-size="14pt" style:font-size-asian="14pt" style:font-size-complex="14pt"/>
    </style:style>
    <style:style style:name="P50" style:family="paragraph">
      <loext:graphic-properties draw:fill-color="#eeeeee"/>
      <style:paragraph-properties fo:text-align="center" style:writing-mode="lr-tb"/>
      <style:text-properties fo:font-size="14pt" style:font-size-asian="14pt" style:font-size-complex="14pt"/>
    </style:style>
    <style:style style:name="P51" style:family="paragraph">
      <loext:graphic-properties draw:fill-color="#302709"/>
      <style:paragraph-properties fo:text-align="center"/>
    </style:style>
    <style:style style:name="P52" style:family="paragraph">
      <loext:graphic-properties draw:fill="solid" draw:fill-color="#e6b8e6"/>
      <style:paragraph-properties fo:text-align="center" style:writing-mode="lr-tb"/>
    </style:style>
    <style:style style:name="P53" style:family="paragraph">
      <style:paragraph-properties fo:margin-left="0cm" fo:margin-right="0cm" fo:margin-top="0cm" fo:margin-bottom="0.5cm" fo:text-indent="0cm"/>
    </style:style>
    <style:style style:name="P54" style:family="paragraph">
      <loext:graphic-properties draw:fill="solid" draw:fill-color="#e6b8e6" draw:fill-hatch-solid="true"/>
      <style:paragraph-properties fo:text-align="center"/>
    </style:style>
    <style:style style:name="P55" style:family="paragraph">
      <loext:graphic-properties draw:fill="solid" draw:fill-color="#ffffff" draw:fill-hatch-solid="true"/>
      <style:paragraph-properties fo:text-align="center"/>
    </style:style>
    <style:style style:name="P56" style:family="paragraph">
      <style:paragraph-properties fo:margin-top="0cm" fo:margin-bottom="0.4cm" style:writing-mode="lr-tb"/>
    </style:style>
    <style:style style:name="P57" style:family="paragraph">
      <loext:graphic-properties draw:fill-color="#ffffd7"/>
      <style:paragraph-properties fo:text-align="center" style:writing-mode="lr-tb"/>
    </style:style>
    <style:style style:name="P58" style:family="paragraph">
      <loext:graphic-properties draw:fill-color="#ffffff" draw:opacity="50%"/>
      <style:paragraph-properties fo:text-align="center"/>
    </style:style>
    <style:style style:name="P59" style:family="paragraph">
      <loext:graphic-properties draw:fill="none" draw:opacity="50%"/>
      <style:paragraph-properties fo:text-align="center"/>
    </style:style>
    <style:style style:name="P60" style:family="paragraph">
      <loext:graphic-properties draw:opacity="50%"/>
      <style:paragraph-properties fo:text-align="center"/>
    </style:style>
    <style:style style:name="P61" style:family="paragraph">
      <style:paragraph-properties fo:margin-top="0cm" fo:margin-bottom="0.4cm" style:writing-mode="lr-tb"/>
      <style:text-properties fo:color="#000000" loext:opacity="100%" fo:language="ru" fo:country="RU"/>
    </style:style>
    <style:style style:name="P62" style:family="paragraph">
      <loext:graphic-properties draw:fill-color="#ffffff"/>
      <style:paragraph-properties style:writing-mode="lr-tb"/>
      <style:text-properties fo:language="ru" fo:country="RU"/>
    </style:style>
    <style:style style:name="P63" style:family="paragraph">
      <style:paragraph-properties style:writing-mode="lr-tb"/>
      <style:text-properties fo:font-size="26pt" fo:language="ru" fo:country="RU" style:font-size-asian="26pt" style:font-size-complex="26pt"/>
    </style:style>
    <style:style style:name="P64" style:family="paragraph">
      <style:paragraph-properties fo:margin-left="0cm" fo:margin-right="0cm" fo:margin-top="0cm" fo:margin-bottom="0.2cm" fo:text-indent="-0.6cm" style:writing-mode="lr-tb"/>
    </style:style>
    <style:style style:name="P65" style:family="paragraph">
      <loext:graphic-properties draw:fill-color="#ffffff"/>
      <style:paragraph-properties fo:margin-left="0cm" fo:margin-right="0cm" fo:margin-top="0cm" fo:margin-bottom="0.2cm" fo:text-indent="-0.6cm" style:writing-mode="lr-tb"/>
      <style:text-properties fo:font-size="14pt" fo:language="ru" fo:country="RU"/>
    </style:style>
    <style:style style:name="T1" style:family="text">
      <style:text-properties fo:font-variant="normal" fo:text-transform="none" fo:color="#ffffff" loext:opacity="100%" style:text-outline="false" style:text-line-through-style="none" style:text-line-through-type="none" style:font-name="Liberation Sans" fo:font-size="32pt" fo:language="ru" fo:country="RU"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 fo:font-size="44pt" fo:language="ru" fo:country="RU"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1" fo:font-size="14pt" fo:language="ru" fo:country="RU" style:font-name-asian="Liberation Sans1" style:font-size-asian="14pt" style:font-name-complex="Liberation Sans1"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4" fo:font-size="14pt" fo:language="ru" fo:country="RU" style:font-name-asian="Liberation Sans4" style:font-size-asian="14pt" style:font-name-complex="Liberation Sans4" style:font-size-complex="14pt"/>
    </style:style>
    <style:style style:name="T8"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 style:family="text">
      <style:text-properties fo:font-size="14pt" fo:language="ru" fo:country="RU" fo:font-weight="bold"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language="ru" fo:country="RU"/>
    </style:style>
    <style:style style:name="T12" style:family="text">
      <style:text-properties fo:font-variant="normal" fo:text-transform="none" style:use-window-font-color="true" loext:opacity="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3" style:family="text">
      <style:text-properties fo:color="#000000" loext:opacity="100%" fo:font-size="28pt" fo:language="ru" fo:country="RU" style:font-size-asian="28pt" style:font-size-complex="28pt"/>
    </style:style>
    <style:style style:name="T14" style:family="text">
      <style:text-properties fo:color="#000000" loext:opacity="100%" fo:font-size="22pt" fo:language="ru" fo:country="RU" style:font-size-asian="22pt" style:font-size-complex="22pt"/>
    </style:style>
    <style:style style:name="T15" style:family="text">
      <style:text-properties fo:font-size="14pt" style:font-size-asian="14pt" style:font-size-complex="14pt"/>
    </style:style>
    <style:style style:name="T16" style:family="text">
      <style:text-properties fo:font-size="14pt"/>
    </style:style>
    <style:style style:name="T1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18" style:family="text">
      <style:text-properties fo:font-size="42pt" fo:language="ru" fo:country="RU" style:font-size-asian="42pt" style:font-size-complex="42pt"/>
    </style:style>
    <style:style style:name="T19"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20" style:family="text">
      <style:text-properties fo:font-size="14pt" fo:language="ru" fo:country="RU"/>
    </style:style>
    <style:style style:name="T21" style:family="text">
      <style:text-properties style:use-window-font-color="true" loext:opacity="0%" fo:font-size="14pt" style:text-underline-style="solid" style:text-underline-width="auto" style:text-underline-color="font-color" fo:background-color="transparent"/>
    </style:style>
    <style:style style:name="T22" style:family="text">
      <style:text-properties fo:font-size="6pt" fo:language="ru" fo:country="RU" style:font-size-asian="6pt" style:font-size-complex="6pt"/>
    </style:style>
    <style:style style:name="T23" style:family="text">
      <style:text-properties fo:font-size="16pt" fo:language="ru" fo:country="RU" style:font-size-asian="16pt" style:font-size-complex="16pt"/>
    </style:style>
    <style:style style:name="T24"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solid" style:text-underline-width="auto" style:text-underline-color="font-color" fo:font-weight="normal" style:letter-kerning="true" style:font-name-asian="Droid Sans Fallback"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25" style:family="text">
      <style:text-properties style:font-name="Liberation Mono3" fo:font-size="18pt" fo:language="ru" fo:country="RU"/>
    </style:style>
    <style:style style:name="T26" style:family="text">
      <style:text-properties fo:font-variant="normal" fo:text-transform="none" style:use-window-font-color="true" loext:opacity="0%" style:text-outline="false" style:text-line-through-style="none" style:text-line-through-type="none" style:font-name="Liberation Serif"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Liberation Mono3" fo:font-size="14pt" fo:language="ru" fo:country="RU" fo:font-style="normal" fo:text-shadow="none" style:text-underline-style="none" fo:font-weight="normal" style:letter-kerning="true" style:font-name-asian="Droid Sans Fallback"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Liberation Sans3" fo:font-size="14pt" fo:language="ru" fo:country="RU" fo:font-style="normal" fo:text-shadow="none" style:text-underline-style="none" fo:font-weight="normal" style:letter-kerning="true" style:font-name-asian="Droid Sans Fallback" style:font-size-asian="28.1000003814697pt" style:font-style-asian="normal" style:font-weight-asian="normal" style:font-name-complex="FreeSans" style:font-size-complex="28.1000003814697pt" style:font-style-complex="normal" style:font-weight-complex="normal" style:text-emphasize="none" style:font-relief="none" style:text-overline-style="none" style:text-overline-color="font-color"/>
    </style:style>
    <style:style style:name="T29" style:family="text">
      <style:text-properties style:font-name="Liberation Mono3" fo:font-size="14pt" fo:language="ru" fo:country="RU" fo:font-weight="normal" style:font-weight-asian="normal" style:font-weight-complex="normal"/>
    </style:style>
    <style:style style:name="T30" style:family="text">
      <style:text-properties style:font-name="Liberation Sans3" fo:font-size="14pt" fo:language="ru" fo:country="RU" fo:font-weight="normal" style:font-weight-asian="normal" style:font-weight-complex="normal"/>
    </style:style>
    <style:style style:name="T31"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 style:font-size-asian="28.1000003814697pt" style:font-style-asian="italic" style:font-weight-asian="normal" style:font-name-complex="FreeSans" style:font-size-complex="28.1000003814697pt" style:font-style-complex="italic" style:font-weight-complex="normal" style:text-emphasize="none" style:font-relief="none" style:text-overline-style="none" style:text-overline-color="font-color"/>
    </style:style>
    <style:style style:name="T32" style:family="text">
      <style:text-properties style:font-name="Liberation Mono3" fo:font-size="22pt" style:font-size-asian="22pt" style:font-size-complex="22pt"/>
    </style:style>
    <style:style style:name="T33" style:family="text">
      <style:text-properties fo:color="#000000" loext:opacity="100%" fo:language="ru" fo:country="RU"/>
    </style:style>
    <style:style style:name="T34"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9cm"/>
        <style:text-properties style:use-window-font-color="true" fo:font-size="100%"/>
      </text:list-level-style-number>
      <text:list-level-style-number text:level="3" style:num-suffix="." style:num-format="1">
        <style:list-level-properties text:space-before="2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Postgres Pro Enterprise 16</text:span><text:span text:style-name="T2"><text:line-break/></text:span><text:span text:style-name="T2">Резервное копирование — 1</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23</text:span><text:span text:style-name="T7">–</text:span><text:span text:style-name="T6">2025</text:span></text:p>
              <text:p text:style-name="P5"><text:span text:style-name="T8">Авторы: </text:span><text:span text:style-name="T6">Алексей Береснев, Илья Баштанов, Павел Толмаче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9">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9">Обратная</text:span><text:span text:style-name="T10"> </text:span><text:span text:style-name="T9">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9">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Темы</text:span></text:p>
          </draw:text-box>
        </draw:frame>
        <draw:frame presentation:style-name="pr4" draw:text-style-name="P10" draw:layer="layout" svg:width="25.6cm" svg:height="14.4cm" svg:x="1.2cm" svg:y="4.8cm" presentation:class="outline" presentation:user-transformed="true">
          <draw:text-box>
            <text:p text:style-name="P9"><text:span text:style-name="T12">Резервное копирование</text:span></text:p>
            <text:p text:style-name="P9"><text:span text:style-name="T12">Локальная работа pg_probackup</text:span></text:p>
            <text:p text:style-name="P9"><text:span text:style-name="T12"/></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4.986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12" draw:layer="layout" svg:width="19.8cm" svg:height="1.737cm" svg:x="1.2cm" svg:y="0.737cm" presentation:class="title" presentation:user-transformed="true">
          <draw:text-box>
            <text:p>Резервное копирование</text:p>
          </draw:text-box>
        </draw:frame>
        <draw:frame presentation:style-name="pr7" draw:text-style-name="P12" draw:layer="layout" svg:width="25.199cm" svg:height="12.179cm" svg:x="1.2cm" svg:y="4.8cm" presentation:class="outline">
          <draw:text-box>
            <text:list text:style-name="L4">
              <text:list-item>
                <text:p>Угрозы и требования</text:p>
              </text:list-item>
              <text:list-item>
                <text:p>Характеристики</text:p>
              </text:list-item>
              <text:list-item>
                <text:p>Общая классификация</text:p>
              </text:list-item>
              <text:list-item>
                <text:p>Инструменты PostgreSQL</text:p>
              </text:list-item>
              <text:list-item>
                <text:p>Возможности pg_probackup</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draw:text-box/>
          </draw:frame>
        </presentation:notes>
      </draw:page>
      <draw:page draw:name="page4" draw:style-name="dp1" draw:master-page-name="master" presentation:presentation-page-layout-name="AL1T1">
        <office:forms form:automatic-focus="false" form:apply-design-mode="false"/>
        <draw:frame presentation:style-name="pr9" draw:text-style-name="P8" draw:layer="layout" svg:width="19.8cm" svg:height="1.737cm" svg:x="1.2cm" svg:y="0.74cm" presentation:class="title" presentation:user-transformed="true">
          <draw:text-box>
            <text:p><text:span text:style-name="T11">Угрозы и требования</text:span></text:p>
          </draw:text-box>
        </draw:frame>
        <draw:frame presentation:style-name="pr10" draw:text-style-name="P8" draw:layer="layout" svg:width="25.6cm" svg:height="14.4cm" svg:x="1.2cm" svg:y="4.8cm" presentation:class="outline" presentation:user-transformed="true">
          <draw:text-box>
            <text:list text:style-name="L3">
              <text:list-item>
                <text:p text:style-name="P14"><text:span text:style-name="T11">Резервное копирование необходимо для отражения угроз</text:span></text:p>
                <text:list>
                  <text:list-item>
                    <text:p text:style-name="P15"><text:span text:style-name="T11">отказ оборудования и сбои программного обеспечения</text:span></text:p>
                  </text:list-item>
                  <text:list-item>
                    <text:p text:style-name="P15"><text:span text:style-name="T11">порча данных вследствие человеческих ошибок</text:span></text:p>
                  </text:list-item>
                  <text:list-item>
                    <text:p text:style-name="P15"><text:span text:style-name="T11">негативное воздействие окружающей среды</text:span></text:p>
                  </text:list-item>
                  <text:list-item>
                    <text:p text:style-name="P15"><text:span text:style-name="T11">криминальная активность</text:span></text:p>
                  </text:list-item>
                  <text:list-item>
                    <text:p text:style-name="P16"><text:span text:style-name="T11">и другие</text:span></text:p>
                  </text:list-item>
                </text:list>
              </text:list-item>
              <text:list-item>
                <text:p text:style-name="P14"><text:span text:style-name="T11">Обычные требования к резервному копированию</text:span></text:p>
                <text:list>
                  <text:list-item>
                    <text:p text:style-name="P15"><text:span text:style-name="T11">небольшое время резервного копирования</text:span></text:p>
                    <text:p text:style-name="P15"><text:span text:style-name="T11">минимизация места для хранения копий</text:span></text:p>
                  </text:list-item>
                  <text:list-item>
                    <text:p><text:span text:style-name="T11">быстрое восстановление из резервной копии</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11" draw:text-style-name="P19" draw:layer="layout" svg:width="16.799cm" svg:height="15.011cm" svg:x="2.1cm" svg:y="14.107cm" presentation:class="notes" presentation:user-transformed="true">
            <draw:text-box>
              <text:p text:style-name="P17"><text:span text:style-name="T6">Любая реальная система рано или поздно столкнется с отказом, связанным с исчезновением или повреждением данных. Резервное копирование позволяет снизить риск потери данных.</text:span></text:p>
              <text:p text:style-name="P17"><text:span text:style-name="T6">Основные причины, приводящие к возможной потере данных:</text:span></text:p>
              <text:list text:style-name="L1">
                <text:list-item>
                  <text:p text:style-name="P18"><text:span text:style-name="T6">природные и антропогенные катастрофы;</text:span></text:p>
                </text:list-item>
                <text:list-item>
                  <text:p text:style-name="P18"><text:span text:style-name="T8">отказы </text:span><text:span text:style-name="T6">и сбои оборудования;</text:span></text:p>
                </text:list-item>
                <text:list-item>
                  <text:p text:style-name="P18"><text:span text:style-name="T6">ошибки в программном обеспечении;</text:span></text:p>
                </text:list-item>
                <text:list-item>
                  <text:p text:style-name="P18"><text:span text:style-name="T6">намеренная порча или кража оборудования;</text:span></text:p>
                </text:list-item>
                <text:list-item>
                  <text:p text:style-name="P18"><text:span text:style-name="T6">взлом или компрометация компьютерных систем;</text:span></text:p>
                </text:list-item>
                <text:list-item>
                  <text:p text:style-name="P17"><text:span text:style-name="T6">человеческие ошибки.</text:span></text:p>
                </text:list-item>
              </text:list>
              <text:p text:style-name="P17"><text:span text:style-name="T6">В зависимости от ценности защищаемой информации должна быть построена более или менее сложная система резервного копирования, которое обычно производится по плану. Чтобы обеспечить максимальную защиту данных, мероприятия, связанные с резервным копированием должны включать:</text:span></text:p>
              <text:list text:continue-numbering="true" text:style-name="L1">
                <text:list-item>
                  <text:p text:style-name="P18"><text:span text:style-name="T6">план резервного копирования;</text:span></text:p>
                </text:list-item>
                <text:list-item>
                  <text:p text:style-name="P18"><text:span text:style-name="T6">процедуры проверки целостности и исправности копий;</text:span></text:p>
                </text:list-item>
                <text:list-item>
                  <text:p text:style-name="P18"><text:span text:style-name="T6">систему хранения резервных копий в надлежащих условиях;</text:span></text:p>
                </text:list-item>
                <text:list-item>
                  <text:p text:style-name="P18"><text:span text:style-name="T6">план восстановления системы с помощью резервных копий;</text:span></text:p>
                </text:list-item>
                <text:list-item>
                  <text:p text:style-name="P17"><text:span text:style-name="T6">средства защиты системы резервного копирования и самих копий.</text:span></text:p>
                </text:list-item>
              </text:list>
              <text:p text:style-name="P17"><text:span text:style-name="T6">Желательно обеспечить минимальное время копирования и восстановления и ограничить пространство для хранения копий.</text:span></text:p>
            </draw:text-box>
          </draw:frame>
        </presentation:notes>
      </draw:page>
      <draw:page draw:name="page5" draw:style-name="dp1" draw:master-page-name="master" presentation:presentation-page-layout-name="AL2T14">
        <office:forms form:automatic-focus="false" form:apply-design-mode="false"/>
        <draw:frame presentation:style-name="pr12" draw:text-style-name="P8" draw:layer="layout" svg:width="19.8cm" svg:height="1.737cm" svg:x="1.2cm" svg:y="0.737cm" presentation:class="title" presentation:user-transformed="true">
          <draw:text-box>
            <text:p><text:span text:style-name="T11">Характеристики</text:span></text:p>
          </draw:text-box>
        </draw:frame>
        <draw:line draw:style-name="gr3" draw:text-style-name="P20" draw:layer="layout" svg:x1="2.176cm" svg:y1="7.362cm" svg:x2="25.765cm" svg:y2="7.33cm">
          <text:p/>
        </draw:line>
        <draw:custom-shape draw:style-name="gr4" draw:text-style-name="P22" draw:layer="layout" svg:width="5.712cm" svg:height="3.008cm" svg:x="11.244cm" svg:y="4.482cm">
          <text:p text:style-name="P21"><text:span text:style-name="T6">инцидент</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5" draw:text-style-name="P20" draw:layer="layout" svg:x1="3.049cm" svg:y1="7.232cm" svg:x2="3.049cm" svg:y2="7.532cm">
          <text:p/>
        </draw:line>
        <draw:line draw:style-name="gr5" draw:text-style-name="P20" draw:layer="layout" svg:x1="14cm" svg:y1="7.233cm" svg:x2="14cm" svg:y2="7.533cm">
          <text:p/>
        </draw:line>
        <draw:line draw:style-name="gr5" draw:text-style-name="P20" draw:layer="layout" svg:x1="24.59cm" svg:y1="7.239cm" svg:x2="24.59cm" svg:y2="7.539cm">
          <text:p/>
        </draw:line>
        <draw:frame presentation:style-name="pr13" draw:text-style-name="P10" draw:layer="layout" svg:width="25.6cm" svg:height="6.849cm" svg:x="1.2cm" svg:y="11.919cm" presentation:class="outline" presentation:user-transformed="true">
          <draw:text-box>
            <text:list text:style-name="L3">
              <text:list-item>
                <text:p text:style-name="P9"><text:span text:style-name="T13">Идеальные характеристики</text:span></text:p>
                <text:list>
                  <text:list-item>
                    <text:p text:style-name="P23"><text:span text:style-name="T14">отношение времени работы системы к общему времени</text:span><text:span text:style-name="T14"><text:tab/></text:span><text:span text:style-name="T14">→ 100 %</text:span></text:p>
                  </text:list-item>
                  <text:list-item>
                    <text:p text:style-name="P23"><text:span text:style-name="T14">RTO — целевое время восстановления</text:span><text:span text:style-name="T14"><text:tab/></text:span><text:span text:style-name="T14">→ 0</text:span></text:p>
                  </text:list-item>
                  <text:list-item>
                    <text:p text:style-name="P23"><text:span text:style-name="T14">RPO — целевая точка восстановления</text:span><text:span text:style-name="T14"><text:tab/></text:span><text:span text:style-name="T14">→ 0</text:span></text:p>
                  </text:list-item>
                </text:list>
              </text:list-item>
            </text:list>
          </draw:text-box>
        </draw:frame>
        <draw:custom-shape draw:style-name="gr6" draw:text-style-name="P24" draw:layer="layout" svg:width="1.044cm" svg:height="10.818cm" draw:transform="rotate (1.5707963267949) translate (3.105cm 8.918cm)">
          <text:p/>
          <draw:enhanced-geometry svg:viewBox="0 0 21600 21600" draw:mirror-horizontal="false" draw:mirror-vertical="false" draw:glue-points="21600 0 0 10800 21600 21600" draw:text-areas="13800 ?f9 21600 ?f10" draw:type="left-brace" draw:modifiers="1297.8798259420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5" draw:layer="layout" svg:width="1.044cm" svg:height="10.459cm" draw:transform="rotate (1.5707963267949) translate (14.051cm 8.918cm)">
          <text:p/>
          <draw:enhanced-geometry svg:viewBox="0 0 21600 21600" draw:mirror-horizontal="false" draw:mirror-vertical="false" draw:glue-points="21600 0 0 10800 21600 21600" draw:text-areas="13800 ?f9 21600 ?f10" draw:type="left-brace" draw:modifiers="1159.7733166842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27" draw:layer="layout" svg:width="6.577cm" svg:height="1.212cm" svg:x="2.251cm" svg:y="5.514cm">
          <text:p text:style-name="P26"><text:span text:style-name="T15">последняя копия</text:span></text:p>
          <draw:enhanced-geometry svg:viewBox="0 0 21600 21600" draw:glue-points="10800 0 3160 3160 0 10800 3160 18440 10800 21600 18440 18440 21600 10800 18440 3160 ?f14 ?f15" draw:text-areas="3200 3200 18400 18400" draw:type="round-callout" draw:modifiers="2925.7525083612 31696.61995053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 draw:text-style-name="P28" draw:layer="layout" svg:width="1.607cm" svg:height="0.806cm" svg:x="7.69cm" svg:y="8.95cm">
          <draw:text-box>
            <text:p><text:span text:style-name="T15">RPO</text:span></text:p>
          </draw:text-box>
        </draw:frame>
        <draw:frame draw:style-name="gr9" draw:text-style-name="P28" draw:layer="layout" svg:width="1.607cm" svg:height="0.806cm" svg:x="18.59cm" svg:y="8.95cm">
          <draw:text-box>
            <text:p><text:span text:style-name="T15">RTO</text:span></text:p>
          </draw:text-box>
        </draw:frame>
        <draw:custom-shape draw:style-name="gr8" draw:text-style-name="P27" draw:layer="layout" svg:width="6.577cm" svg:height="1.212cm" svg:x="18.45cm" svg:y="5.514cm">
          <text:p text:style-name="P26"><text:span text:style-name="T15">восстановление</text:span></text:p>
          <draw:enhanced-geometry svg:viewBox="0 0 21600 21600" draw:glue-points="10800 0 3160 3160 0 10800 3160 18440 10800 21600 18440 18440 21600 10800 18440 3160 ?f14 ?f15" draw:text-areas="3200 3200 18400 18400" draw:type="round-callout" draw:modifiers="19820.2493159015 31198.021434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14" draw:text-style-name="P30" draw:layer="layout" svg:width="16.799cm" svg:height="13.364cm" svg:x="2.1cm" svg:y="14.107cm" presentation:class="notes" presentation:user-transformed="true">
            <draw:text-box>
              <text:p text:style-name="P29"><text:span text:style-name="T6">Идеальная система никогда не простаивает и отношение времени продуктивной работы системы к общему времени ее эксплуатации равно 100%.</text:span></text:p>
              <text:p text:style-name="P29"><text:span text:style-name="T6">Однако в реальных системах инциденты, требующие восстановления данных из резервных копий, рано или поздно происходят.</text:span></text:p>
              <text:p text:style-name="P29"><text:span text:style-name="T6">Оценка максимального периода времени, за который данные могут быть потеряны вследствие инцидента, связана с периодичностью</text:span><text:span text:style-name="T6"><text:line-break/></text:span><text:span text:style-name="T6">и способами выполнения резервного копирования. Такая оценка выражается показателем Recovery Point Objective (RPO).</text:span></text:p>
              <text:p text:style-name="P29"><text:span text:style-name="T6">После обнаружения инцидента требуется время для восстановления системы. Показатель Recovery Time Objective (RTO) указывает целевое время, по истечении которого система восстанавливается для обслуживания клиентов.</text:span></text:p>
              <text:p text:style-name="P29"><text:span text:style-name="T6">В сложных системах процесс восстановления системы проходит через несколько промежуточных стадий, что, например, может быть вызвано восстановлением из резервных копий нескольких различных экземпляров БД.</text:span></text:p>
            </draw:text-box>
          </draw:frame>
        </presentation:notes>
      </draw:page>
      <draw:page draw:name="page6" draw:style-name="dp1" draw:master-page-name="master" presentation:presentation-page-layout-name="AL1T1">
        <office:forms form:automatic-focus="false" form:apply-design-mode="false"/>
        <draw:frame presentation:style-name="pr9" draw:text-style-name="P12" draw:layer="layout" svg:width="19.8cm" svg:height="1.737cm" svg:x="1.2cm" svg:y="0.737cm" presentation:class="title" presentation:user-transformed="true">
          <draw:text-box>
            <text:p>Общая классификация</text:p>
          </draw:text-box>
        </draw:frame>
        <draw:frame presentation:style-name="pr10" draw:text-style-name="P12" draw:layer="layout" svg:width="25.6cm" svg:height="14.4cm" svg:x="1.2cm" svg:y="4.8cm" presentation:class="outline">
          <draw:text-box>
            <text:list text:style-name="L3">
              <text:list-item>
                <text:p text:style-name="P14">По вовлеченности администратора</text:p>
                <text:list>
                  <text:list-item>
                    <text:p text:style-name="P15">неконтролируемое (unattended)</text:p>
                  </text:list-item>
                  <text:list-item>
                    <text:p text:style-name="P16">контролируемое (attended)</text:p>
                  </text:list-item>
                </text:list>
              </text:list-item>
              <text:list-item>
                <text:p text:style-name="P14">По плановости</text:p>
                <text:list>
                  <text:list-item>
                    <text:p text:style-name="P15">незапланированное (non-scheduled)</text:p>
                  </text:list-item>
                  <text:list-item>
                    <text:p text:style-name="P16">календарное (scheduled)</text:p>
                  </text:list-item>
                </text:list>
              </text:list-item>
              <text:list-item>
                <text:p text:style-name="P14">По полноте резервирования данных</text:p>
                <text:list>
                  <text:list-item>
                    <text:p text:style-name="P15">полное (full)</text:p>
                  </text:list-item>
                  <text:list-item>
                    <text:p>инкрементальное (incremental)</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15" draw:text-style-name="P32" draw:layer="layout" svg:width="16.799cm" svg:height="13.966cm" svg:x="2.1cm" svg:y="14.107cm" presentation:class="notes" presentation:user-transformed="true">
            <draw:text-box>
              <text:p text:style-name="P31"><text:span text:style-name="T16">Принятая в системах резервного копирования классификация подразделяет резервное копирование по следующим критериям:</text:span></text:p>
              <text:list text:style-name="L1">
                <text:list-item>
                  <text:p text:style-name="P31"><text:span text:style-name="T16">по степени вовлеченности администратора в процесс резервного копирования на требующее контроля и автоматическое неконтролируемое копирование;</text:span></text:p>
                </text:list-item>
                <text:list-item>
                  <text:p text:style-name="P31"><text:span text:style-name="T16">является ли резервное копирование незапланированным, или же оно выполняется в соответствии с календарным расписанием;</text:span></text:p>
                </text:list-item>
                <text:list-item>
                  <text:p text:style-name="P31"><text:span text:style-name="T16">помещаются ли в резервную копию все данные (возможно, в сжатом виде), или же в конкретную копию помещаются лишь данные, измененные с момента предыдущего резервного копирования.</text:span></text:p>
                </text:list-item>
              </text:list>
              <text:p text:style-name="P31"><text:span text:style-name="T16">Незапланированное резервное копирование осуществляется</text:span><text:span text:style-name="T16"><text:line-break/></text:span><text:span text:style-name="T16">с помощью команды администратора (attended non-scheduled backup).</text:span></text:p>
              <text:p text:style-name="P31"><text:span text:style-name="T16">Однако чаще всего заранее создается календарный план резервного копирования, в котором фиксируется периодичность автоматического выполнения полного (full) или инкрементального (incremental) резервного копирования. Другое название инкрементальных копий — разностные копии (в конкретных системах резервного копирования понятия инкрементальных и разностных копий могут отличаться). Инкрементальные копии содержат данные, измененные с момента последнего резервного копирования, поэтому размер такой копии меньше, чем у полной.</text:span></text:p>
              <text:p text:style-name="P31"><text:span text:style-name="T16">СУБД вносят свою дополнительную классификацию в силу специфики.</text:span></text:p>
            </draw:text-box>
          </draw:frame>
        </presentation:notes>
      </draw:page>
      <draw:page draw:name="page7" draw:style-name="dp1" draw:master-page-name="master" presentation:presentation-page-layout-name="AL1T1">
        <office:forms form:automatic-focus="false" form:apply-design-mode="false"/>
        <draw:frame presentation:style-name="pr9" draw:text-style-name="P12" draw:layer="layout" svg:width="19.8cm" svg:height="1.737cm" svg:x="1.2cm" svg:y="0.737cm" presentation:class="title" presentation:user-transformed="true">
          <draw:text-box>
            <text:p>Инструменты PostgreSQL</text:p>
          </draw:text-box>
        </draw:frame>
        <draw:frame presentation:style-name="pr10" draw:text-style-name="P12" draw:layer="layout" svg:width="25.6cm" svg:height="14.4cm" svg:x="1.2cm" svg:y="4.8cm" presentation:class="outline" presentation:user-transformed="true">
          <draw:text-box>
            <text:list text:style-name="L3">
              <text:list-item>
                <text:p text:style-name="P14">COPY, pg_dump, pg_dumpall</text:p>
                <text:list>
                  <text:list-item>
                    <text:p text:style-name="P16">высокое RPO</text:p>
                  </text:list-item>
                </text:list>
              </text:list-item>
              <text:list-item>
                <text:p text:style-name="P14">pg_basebackup</text:p>
                <text:list>
                  <text:list-item>
                    <text:p text:style-name="P15">нет каталога и хранилища резервных копий</text:p>
                  </text:list-item>
                  <text:list-item>
                    <text:p text:style-name="P15">нет политик хранения и удержания копий</text:p>
                  </text:list-item>
                  <text:list-item>
                    <text:p text:style-name="P15">нет инкрементального копирования</text:p>
                  </text:list-item>
                  <text:list-item>
                    <text:p>невозможна параллельная работа</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16" draw:text-style-name="P32" draw:layer="layout" svg:width="16.799cm" svg:height="13.766cm" svg:x="2.1cm" svg:y="14.107cm" presentation:class="notes" presentation:user-transformed="true">
            <draw:text-box>
              <text:p text:style-name="P31"><text:span text:style-name="T16">Собственные инструменты PostgreSQL позволяют выполнять как логическое копирование всего кластера или отдельных объектов, так и физическое копирование кластера. Эти инструменты подробно рассмотрены в курсе DBA3.</text:span></text:p>
              <text:p text:style-name="P31"><text:span text:style-name="T16">Однако имеющиеся в PostgreSQL инструменты неудобны для промышленного использования. </text:span></text:p>
              <text:p text:style-name="P31"><text:span text:style-name="T16">Средства логического резервирования не удовлетворяют поставленным требованиям из-за крайне высокого RPO.</text:span></text:p>
              <text:p text:style-name="P31"><text:span text:style-name="T17">Средства физического резервирования не предоставляют возможности ведения каталога резервных копий, который содержал бы информацию о копиях (метаданные). Например, в каталоге резервных копий можно хранить тип резервной копии (</text:span><text:span text:style-name="T16">полная или инкрементальная), время</text:span><text:span text:style-name="T16"><text:line-break/></text:span><text:span text:style-name="T16">и способ ее создания. Такой каталог позволяет выполнять проверку исправности резервных копий, а также упрощать и ускорять восстановление данных.</text:span></text:p>
              <text:p text:style-name="P31"><text:span text:style-name="T16">Другой недостаток штатных инструментов — отсутствие политик, определяющих правила хранения копий и их последующего удаления.</text:span></text:p>
              <text:p text:style-name="P31"><text:span text:style-name="T17">Кроме того, производительность штатной утилиты pg_basebackup </text:span><text:span text:style-name="T16">из-за ее однопоточности явно недостаточна для резервирования больших объемов данных.</text:span></text:p>
            </draw:text-box>
          </draw:frame>
        </presentation:notes>
      </draw:page>
      <draw:page draw:name="page8" draw:style-name="dp1" draw:master-page-name="master" presentation:presentation-page-layout-name="AL1T1">
        <office:forms form:automatic-focus="false" form:apply-design-mode="false"/>
        <draw:frame presentation:style-name="pr17" draw:text-style-name="P33" draw:layer="layout" svg:width="19.8cm" svg:height="1.682cm" svg:x="1.2cm" svg:y="0.737cm" presentation:class="title" presentation:user-transformed="true">
          <draw:text-box>
            <text:p><text:span text:style-name="T18">Возможности pg_probackup</text:span></text:p>
          </draw:text-box>
        </draw:frame>
        <draw:frame presentation:style-name="pr10" draw:text-style-name="P8" draw:layer="layout" svg:width="25.6cm" svg:height="14.4cm" svg:x="1.2cm" svg:y="4.8cm" presentation:class="outline" presentation:user-transformed="true">
          <draw:text-box>
            <text:list text:style-name="L3">
              <text:list-item>
                <text:p text:style-name="P14"><text:span text:style-name="T11">Централизованный каталог копий и политики хранения</text:span></text:p>
              </text:list-item>
              <text:list-item>
                <text:p text:style-name="P14"><text:span text:style-name="T11">Резервирование на локальный или удаленный сервер</text:span></text:p>
              </text:list-item>
              <text:list-item>
                <text:p text:style-name="P14"><text:span text:style-name="T11">Постраничное инкрементальное копирование</text:span></text:p>
              </text:list-item>
              <text:list-item>
                <text:p text:style-name="P14"><text:span text:style-name="T11">Архивирование WAL</text:span></text:p>
              </text:list-item>
              <text:list-item>
                <text:p text:style-name="P9"><text:span text:style-name="T11">Восстановление выбранных баз данных</text:span></text:p>
              </text:list-item>
              <text:list-item>
                <text:p text:style-name="P14"><text:span text:style-name="T11">Параллельное резервирование и восстановление</text:span></text:p>
              </text:list-item>
              <text:list-item>
                <text:p text:style-name="P14"><text:span text:style-name="T11">Сжатие данных и поддержка CFS</text:span></text:p>
              </text:list-item>
              <text:list-item>
                <text:p text:style-name="P14"><text:span text:style-name="T11">Резервирование файлов вне каталога данных</text:span></text:p>
              </text:list-item>
              <text:list-item>
                <text:p text:style-name="P14"><text:span text:style-name="T11">Поддержка облачных хранилищ S3</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8" draw:text-style-name="P34" draw:layer="layout" svg:width="16.799cm" svg:height="14.166cm" svg:x="2.1cm" svg:y="14.107cm" presentation:class="notes" presentation:user-transformed="true">
            <draw:text-box>
              <text:p text:style-name="P31"><text:span text:style-name="T17">Утилита pg_probackup — с</text:span><text:span text:style-name="T19">истема резервного копирования и восстановления</text:span><text:span text:style-name="T20"> корпоративного уровня, р</text:span><text:span text:style-name="T16">азработанная компанией Postgres Professional.</text:span></text:p>
              <text:p text:style-name="P31"><text:span text:style-name="T19">Утилита</text:span><text:span text:style-name="T17"> работает с централизованным каталогом копий и поддерживает инкрементальное копирование и восстановление.</text:span></text:p>
              <text:p text:style-name="P31"><text:span text:style-name="T17">При локальной работе каталог резервных копий размещается на том же сервере, что и копируемые экземпляры. Для удаленного доступа к каталогу резервных копий используется SSH.</text:span></text:p>
              <text:p text:style-name="P31"><text:span text:style-name="T17">Наличие хранилища копий позволяет </text:span><text:span text:style-name="T16">выполнять сложные операции, такие как слияние копий, и реализовывать политики их хранения. Имея каталог копий, можно проверить целостность данных и возможность восстановления на заданный момент времени (PITR, Point In Time Recovery), не выполняя само восстановление.</text:span></text:p>
              <text:p text:style-name="P31"><text:span text:style-name="T16">Утилита поддерживает параллельное резервирование и восстановление, может выполнять роль архиватора журнала предзаписи.</text:span></text:p>
              <text:p text:style-name="P31"><text:span text:style-name="T16">Другие важные возможности pg_probackup: восстановление из копии только заданных баз данных, поддержка сжатия данных и файловой системы CFS (Compressed File System), резервирование с физической реплики и резервирование файлов, находящихся вне PGDATA (например, файлов конфигурации), поддержка хранилищ S3.</text:span></text:p>
              <text:p text:style-name="P31"><text:span text:style-name="T21"><text:a xlink:href="https://postgrespro.ru/docs/enterprise/13/app-pgprobackup" xlink:type="simple">https://postgrespro.ru/docs/enterprise/13/app-pgprobackup</text:a></text:span></text:p>
            </draw:text-box>
          </draw:frame>
        </presentation:notes>
      </draw:page>
      <draw:page draw:name="page9" draw:style-name="dp1" draw:master-page-name="template21" presentation:presentation-page-layout-name="AL1T1">
        <office:forms form:automatic-focus="false" form:apply-design-mode="false"/>
        <draw:frame presentation:style-name="pr19" draw:text-style-name="P12" draw:layer="layout" svg:width="19.81cm" svg:height="1.737cm" svg:x="1.2cm" svg:y="0.737cm" presentation:class="title" presentation:user-transformed="true">
          <draw:text-box>
            <text:p>Локальная работа</text:p>
          </draw:text-box>
        </draw:frame>
        <draw:frame presentation:style-name="pr7" draw:text-style-name="P12" draw:layer="layout" svg:width="25.199cm" svg:height="12.179cm" svg:x="1.2cm" svg:y="4.8cm" presentation:class="outline">
          <draw:text-box>
            <text:list text:style-name="L4">
              <text:list-item>
                <text:p>Локальная работа</text:p>
              </text:list-item>
              <text:list-item>
                <text:p>Полная копия</text:p>
              </text:list-item>
              <text:list-item>
                <text:p>Разностное копирование</text:p>
              </text:list-item>
              <text:list-item>
                <text:p>Копирование изменений</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35" draw:layer="layout" svg:width="16.799cm" svg:height="13.364cm" svg:x="2.1cm" svg:y="14.107cm" presentation:class="notes" presentation:placeholder="true">
            <draw:text-box/>
          </draw:frame>
        </presentation:notes>
      </draw:page>
      <draw:page draw:name="page10" draw:style-name="dp1" draw:master-page-name="master" presentation:presentation-page-layout-name="AL2T14">
        <office:forms form:automatic-focus="false" form:apply-design-mode="false"/>
        <draw:custom-shape draw:style-name="gr10" draw:text-style-name="P36" draw:layer="layout" svg:width="6.6cm" svg:height="3.8cm" svg:x="17.901cm" svg:y="5.004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10" draw:text-style-name="P36" draw:layer="layout" svg:width="6.6cm" svg:height="3.8cm" svg:x="17.6cm" svg:y="5.403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10" draw:text-style-name="P36" draw:layer="layout" svg:width="6.6cm" svg:height="3.8cm" svg:x="17.299cm" svg:y="5.802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11" draw:text-style-name="P37" draw:layer="layout" svg:width="6.6cm" svg:height="3.8cm" svg:x="16.998cm" svg:y="6.201cm">
          <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12" draw:text-style-name="P39" draw:layer="layout" svg:width="6.6cm" svg:height="4.8cm" svg:x="4.8cm" svg:y="4.996cm">
            <text:p text:style-name="P38"><text:span text:style-name="T22"><text:s/></text:span></text:p>
            <text:p text:style-name="P38"><text:span text:style-name="T23"/></text:p>
            <draw:enhanced-geometry svg:viewBox="0 0 21600 21600" draw:type="rectangle" draw:enhanced-path="M 0 0 L 21600 0 21600 21600 0 21600 0 0 Z N"/>
          </draw:custom-shape>
          <draw:g>
            <draw:custom-shape draw:style-name="gr13" draw:text-style-name="P36" draw:layer="layout" svg:width="1.866cm" svg:height="1.892cm" svg:x="5.07cm" svg:y="7.571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36" draw:layer="layout" svg:width="1.866cm" svg:height="1.892cm" svg:x="7.167cm" svg:y="7.571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36" draw:layer="layout" svg:width="1.868cm" svg:height="1.892cm" svg:x="9.262cm" svg:y="7.571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5" draw:text-style-name="P40" draw:layer="layout" svg:width="0.982cm" svg:height="1.072cm" svg:x="7.4cm" svg:y="5.982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16" draw:text-style-name="P40" draw:layer="layout" svg:width="0.653cm" svg:height="0.715cm" svg:x="8.146cm" svg:y="5.492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g>
        <draw:frame presentation:style-name="pr12" draw:text-style-name="P8" draw:layer="layout" svg:width="19.8cm" svg:height="1.737cm" svg:x="1.2cm" svg:y="0.737cm" presentation:class="title" presentation:user-transformed="true">
          <draw:text-box>
            <text:p><text:span text:style-name="T11">Локальная работа</text:span></text:p>
          </draw:text-box>
        </draw:frame>
        <draw:frame presentation:style-name="pr13" draw:text-style-name="P12" draw:layer="layout" svg:width="25.6cm" svg:height="6.868cm" svg:x="1.126cm" svg:y="12.271cm" presentation:class="outline" presentation:user-transformed="true">
          <draw:text-box>
            <text:list text:style-name="L3">
              <text:list-item>
                <text:p text:style-name="P14">Базы данных и каталог резервных копий на одном сервере</text:p>
              </text:list-item>
              <text:list-item>
                <text:p text:style-name="P14">Простая подготовка</text:p>
                <text:list>
                  <text:list-item>
                    <text:p text:style-name="P15">инициализация каталога резервных копий</text:p>
                  </text:list-item>
                  <text:list-item>
                    <text:p text:style-name="P15">добавление экземпляра СУБД для копирования</text:p>
                  </text:list-item>
                  <text:list-item>
                    <text:p>назначение прав роли для копирования</text:p>
                  </text:list-item>
                </text:list>
              </text:list-item>
            </text:list>
          </draw:text-box>
        </draw:frame>
        <draw:custom-shape draw:style-name="gr17" draw:text-style-name="P41" xml:id="id1" draw:id="id1" draw:layer="layout" svg:width="6.6cm" svg:height="4.8cm" svg:x="4.2cm" svg:y="5.596cm">
          <text:p text:style-name="P38"><text:span text:style-name="T22"><text:s/></text:span></text:p>
          <text:p text:style-name="P38"><text:span text:style-name="T23"/></text:p>
          <draw:enhanced-geometry svg:viewBox="0 0 21600 21600" draw:type="rectangle" draw:enhanced-path="M 0 0 L 21600 0 21600 21600 0 21600 0 0 Z N"/>
        </draw:custom-shape>
        <draw:g>
          <draw:custom-shape draw:style-name="gr18" draw:text-style-name="P37" draw:layer="layout" svg:width="1.8cm" svg:height="1.892cm" svg:x="4.504cm" svg:y="8.171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6.601cm" svg:y="8.171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8.696cm" svg:y="8.171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9" draw:text-style-name="P42" draw:layer="layout" svg:width="0.982cm" svg:height="1.072cm" svg:x="6.8cm" svg:y="6.582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20" draw:text-style-name="P42" draw:layer="layout" svg:width="0.653cm" svg:height="0.715cm" svg:x="7.546cm" svg:y="6.092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custom-shape draw:style-name="gr21" draw:text-style-name="P44" xml:id="id2" draw:id="id2" draw:layer="layout" svg:width="6.6cm" svg:height="3.8cm" svg:x="16.697cm" svg:y="6.6cm">
          <text:p text:style-name="P43"/>
          <draw:enhanced-geometry svg:viewBox="0 0 21600 21600" draw:glue-points="10800 0 0 10800 10800 21600 21600 10800" draw:text-areas="0 4300 21600 21600" draw:type="flowchart-card" draw:enhanced-path="M 4300 0 L 21600 0 21600 21600 0 21600 0 4300 4300 0 Z N"/>
        </draw:custom-shape>
        <draw:connector draw:style-name="gr22" draw:text-style-name="P26" draw:layer="layout" draw:line-skew="0.396cm" svg:x1="7.5cm" svg:y1="10.396cm" svg:x2="19.997cm" svg:y2="10.4cm" draw:start-shape="id1" draw:start-glue-point="2" draw:end-shape="id2" draw:end-glue-point="6" svg:d="M7500 10396v902h12497v-898" svg:viewBox="0 0 12498 903">
          <text:p/>
        </draw:connector>
        <draw:frame draw:style-name="gr23" draw:text-style-name="P46" draw:layer="layout" svg:width="7.745cm" svg:height="0.962cm" svg:x="4.053cm" svg:y="3.836cm">
          <draw:text-box>
            <text:p text:style-name="P45">экземпляры PostgreSQL</text:p>
          </draw:text-box>
        </draw:frame>
        <draw:frame draw:style-name="gr23" draw:text-style-name="P46" draw:layer="layout" svg:width="4.686cm" svg:height="0.962cm" svg:x="17.754cm" svg:y="8.036cm">
          <draw:text-box>
            <text:p text:style-name="P45">каталог копий</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0" draw:text-style-name="P34" draw:layer="layout" svg:width="16.799cm" svg:height="13.811cm" svg:x="2.1cm" svg:y="14.107cm" presentation:class="notes" presentation:user-transformed="true">
            <draw:text-box>
              <text:p text:style-name="P17"><text:span text:style-name="T20">При локальной работе каталог резервных копий размещается на том же сервере, что и копируемые экземпляры. </text:span><text:span text:style-name="T19">В каталоге копий хранятся резервные копии и данные о них (метаинформация).</text:span></text:p>
              <text:p text:style-name="P17"><text:span text:style-name="T19">Утилита pg_probackup выполняет только горячее резервирование.</text:span><text:span text:style-name="T19"><text:line-break/></text:span><text:span text:style-name="T19">В самой простой стратегии резервного копирования в локальном каталоге резервных копий формируется базовая копия без журнала предзаписи. Если включено архивирование WAL</text:span><text:span text:style-name="T20">, сегменты журнала также копируются в каталог.</text:span></text:p>
              <text:p text:style-name="P17"><text:span text:style-name="T20">Пользователь, запускающий pg_probackup, должен иметь полный доступ к каталогу копий. </text:span><text:span text:style-name="T19">Каталог может содержать резервные копии разных кластеров баз данных; перед первым копированием кластера</text:span><text:span text:style-name="T19"><text:line-break/></text:span><text:span text:style-name="T19">в каталог нужно выполнить команду pg_probackup add-instance для инициализации </text:span><text:span text:style-name="T20">подкаталогов и метаданных.</text:span></text:p>
              <text:p text:style-name="P17"><text:span text:style-name="T20">Пользователь должен также иметь доступ на чтение к каталогам данных этих кластеров. Подробнее:</text:span></text:p>
              <text:p text:style-name="P17"><text:span text:style-name="T24"><text:a xlink:href="https://postgrespro.ru/docs/enterprise/16/app-initdb#APP-INITDB-ALLOW-GROUP-ACCESS" xlink:type="simple">https://postgrespro.ru/docs/enterprise/16/app-initdb#APP-INITDB-ALLOW-GROUP-ACCESS</text:a></text:span></text:p>
              <text:p text:style-name="P17"><text:span text:style-name="T24"><text:a xlink:href="https://paquier.xyz/postgresql-2/postgres-11-group-access/" xlink:type="simple">https://paquier.xyz/postgresql-2/postgres-11-group-access/</text:a></text:span></text:p>
              <text:p text:style-name="P17"><text:span text:style-name="T19"/></text:p>
              <text:p text:style-name="P17"><text:span text:style-name="T20"/></text:p>
            </draw:text-box>
          </draw:frame>
        </presentation:notes>
      </draw:page>
      <draw:page draw:name="page11"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24" draw:text-style-name="P47" draw:layer="layout" svg:width="17.893cm" svg:height="11.728cm" svg:x="5.054cm" svg:y="6.182cm">
          <draw:image xlink:href="Pictures/10000001000001B9000001219F9F77CFE0FDB8A0.png" xlink:type="simple" xlink:show="embed" xlink:actuate="onLoad" draw:mime-type="image/png">
            <text:p text:style-name="P1"><text:span text:style-name="T25"/></text:p>
            <text:p text:style-name="P1"><text:span text:style-name="T25"/></text:p>
            <text:p text:style-name="P1"><text:span text:style-name="T25"/></text:p>
            <text:p text:style-name="P1"><text:span text:style-name="T25"><text:s text:c="11"/></text:span><text:span text:style-name="T25">$ psql</text:span></text:p>
            <text:p text:style-name="P1"><text:span text:style-name="T25"><text:s text:c="11"/></text:span><text:span text:style-name="T25">postgres=#</text:span></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1" draw:text-style-name="P48" draw:layer="layout" svg:width="16.799cm" svg:height="13.364cm" svg:x="2.1cm" svg:y="14.107cm" presentation:class="notes" presentation:placeholder="true">
            <draw:text-box/>
          </draw:frame>
        </presentation:notes>
      </draw:page>
      <draw:page draw:name="page12" draw:style-name="dp1" draw:master-page-name="master" presentation:presentation-page-layout-name="AL2T14">
        <office:forms form:automatic-focus="false" form:apply-design-mode="false"/>
        <draw:frame presentation:style-name="pr12" draw:text-style-name="P8" draw:layer="layout" svg:width="19.8cm" svg:height="1.737cm" svg:x="1.2cm" svg:y="0.737cm" presentation:class="title" presentation:user-transformed="true">
          <draw:text-box>
            <text:p><text:span text:style-name="T11">Полная копия</text:span></text:p>
          </draw:text-box>
        </draw:frame>
        <draw:frame presentation:style-name="pr13" draw:text-style-name="P12" draw:layer="layout" svg:width="25.6cm" svg:height="6.868cm" svg:x="1.2cm" svg:y="12.745cm" presentation:class="outline" presentation:user-transformed="true">
          <draw:text-box>
            <text:list text:style-name="L3">
              <text:list-item>
                <text:p text:style-name="P9">Полная резервная копия содержит все данные экземпляра</text:p>
              </text:list-item>
              <text:list-item>
                <text:p text:style-name="P9"><text:span text:style-name="T26">Потоковый способ доставки</text:span> → автономная копия</text:p>
                <text:p text:style-name="P9"/>
              </text:list-item>
            </text:list>
          </draw:text-box>
        </draw:frame>
        <draw:frame draw:style-name="gr9" draw:text-style-name="P49" draw:layer="layout" svg:width="11.86cm" svg:height="0.806cm" svg:x="7.888cm" svg:y="10.886cm">
          <draw:text-box>
            <text:p text:style-name="P45"><text:span text:style-name="T15">pg_probackup backup -b FULL --stream</text:span></text:p>
          </draw:text-box>
        </draw:frame>
        <draw:custom-shape draw:style-name="gr17" draw:text-style-name="P41" xml:id="id3" draw:id="id3" draw:layer="layout" svg:width="6.6cm" svg:height="4.8cm" svg:x="4.201cm" svg:y="4.997cm">
          <text:p text:style-name="P38"><text:span text:style-name="T22"><text:s/></text:span></text:p>
          <text:p text:style-name="P38"><text:span text:style-name="T23"/></text:p>
          <draw:enhanced-geometry svg:viewBox="0 0 21600 21600" draw:type="rectangle" draw:enhanced-path="M 0 0 L 21600 0 21600 21600 0 21600 0 0 Z N"/>
        </draw:custom-shape>
        <draw:g>
          <draw:custom-shape draw:style-name="gr18" draw:text-style-name="P37" draw:layer="layout" svg:width="1.8cm" svg:height="1.892cm" svg:x="4.505cm" svg:y="7.5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6.602cm" svg:y="7.5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8.697cm" svg:y="7.5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9" draw:text-style-name="P42" draw:layer="layout" svg:width="0.982cm" svg:height="1.072cm" svg:x="6.801cm" svg:y="5.983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20" draw:text-style-name="P42" draw:layer="layout" svg:width="0.653cm" svg:height="0.715cm" svg:x="7.547cm" svg:y="5.493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custom-shape draw:style-name="gr25" draw:text-style-name="P44" xml:id="id4" draw:id="id4" draw:layer="layout" svg:width="6.6cm" svg:height="3.8cm" svg:x="16.698cm" svg:y="6.001cm">
          <text:p text:style-name="P43"/>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onnector draw:style-name="gr22" draw:text-style-name="P26" draw:layer="layout" draw:line-skew="0.396cm" svg:x1="7.501cm" svg:y1="9.797cm" svg:x2="19.998cm" svg:y2="9.801cm" draw:start-shape="id3" draw:start-glue-point="2" draw:end-shape="id4" draw:end-glue-point="6" svg:d="M7501 9797v902h12497v-898" svg:viewBox="0 0 12498 903">
          <text:p/>
        </draw:connector>
        <draw:custom-shape draw:style-name="gr26" draw:text-style-name="P50" draw:layer="layout" svg:width="4.961cm" svg:height="3.055cm" svg:x="17.603cm" svg:y="6.323cm">
          <text:p text:style-name="P26"><text:span text:style-name="T15">WAL</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g>
          <draw:custom-shape draw:style-name="gr18" draw:text-style-name="P37" draw:layer="layout" svg:width="1.8cm" svg:height="1.892cm" svg:x="17.006cm" svg:y="7.573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19.103cm" svg:y="7.573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1.198cm" svg:y="7.573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presentation:notes draw:style-name="dp2">
          <office:forms form:automatic-focus="false" form:apply-design-mode="false"/>
          <draw:page-thumbnail draw:style-name="gr2" draw:layer="layout" svg:width="14.848cm" svg:height="11.136cm" svg:x="3.075cm" svg:y="2.257cm" draw:page-number="12" presentation:class="page"/>
          <draw:frame presentation:style-name="pr14" draw:text-style-name="P34" draw:layer="layout" svg:width="16.799cm" svg:height="13.364cm" svg:x="2.1cm" svg:y="14.107cm" presentation:class="notes" presentation:user-transformed="true">
            <draw:text-box>
              <text:p text:style-name="P17"><text:span text:style-name="T19">Команда </text:span><text:span text:style-name="T27">pg_probackup</text:span><text:span text:style-name="T28"> </text:span><text:span text:style-name="T27">backup</text:span><text:span text:style-name="T28"> </text:span><text:span text:style-name="T29">-b</text:span><text:span text:style-name="T30"> </text:span><text:span text:style-name="T29">FULL</text:span><text:span text:style-name="T20"> формирует резервную копию, состоящую из базовой копии кластера и сегментов журнала предзаписи.</text:span></text:p>
              <text:p text:style-name="P17"><text:span text:style-name="T20">Сегменты журнала по умолчанию доставляются файловым способом — подразумевается ключ --archive, при этом требуется настройка архивации (о ней поговорим в следующей теме).</text:span></text:p>
              <text:p text:style-name="P17"><text:span text:style-name="T20">Потоковая доставка журнала задается ключом --stream. В этом случае </text:span><text:span text:style-name="T19">резервная копия является самодостаточной, поэтому ее называют </text:span><text:span text:style-name="T31">автономной —</text:span><text:span text:style-name="T19"> копия включает в себя все сегменты журнала предзаписи, необходимые для восстановления согласованности из базовой копии на момент начала копирования.</text:span></text:p>
              <text:p text:style-name="P17"><text:span text:style-name="T20"/></text:p>
            </draw:text-box>
          </draw:frame>
        </presentation:notes>
      </draw:page>
      <draw:page draw:name="page13" draw:style-name="dp1" draw:master-page-name="master" presentation:presentation-page-layout-name="AL2T14">
        <office:forms form:automatic-focus="false" form:apply-design-mode="false"/>
        <draw:frame presentation:style-name="pr12" draw:text-style-name="P8" draw:layer="layout" svg:width="19.8cm" svg:height="1.737cm" svg:x="1.2cm" svg:y="0.737cm" presentation:class="title" presentation:user-transformed="true">
          <draw:text-box>
            <text:p><text:span text:style-name="T11">Сжатие</text:span></text:p>
          </draw:text-box>
        </draw:frame>
        <draw:frame presentation:style-name="pr13" draw:text-style-name="P12" draw:layer="layout" svg:width="25.6cm" svg:height="6.868cm" svg:x="1.225cm" svg:y="12.671cm" presentation:class="outline" presentation:user-transformed="true">
          <draw:text-box>
            <text:list text:style-name="L3">
              <text:list-item>
                <text:p text:style-name="P9">Сжимаются файлы данных и файлы сегментов WAL</text:p>
                <text:list>
                  <text:list-item>
                    <text:p><text:span text:style-name="T32">--compress-algorithm=zlib</text:span></text:p>
                  </text:list-item>
                  <text:list-item>
                    <text:p><text:span text:style-name="T32">--compress-level=1</text:span></text:p>
                  </text:list-item>
                </text:list>
              </text:list-item>
            </text:list>
          </draw:text-box>
        </draw:frame>
        <draw:frame draw:style-name="gr9" draw:text-style-name="P49" draw:layer="layout" svg:width="11.86cm" svg:height="0.806cm" svg:x="7.889cm" svg:y="10.886cm">
          <draw:text-box>
            <text:p text:style-name="P45"><text:span text:style-name="T15">pg_probackup backup --compress</text:span></text:p>
          </draw:text-box>
        </draw:frame>
        <draw:custom-shape draw:style-name="gr17" draw:text-style-name="P41" xml:id="id5" draw:id="id5" draw:layer="layout" svg:width="6.6cm" svg:height="4.8cm" svg:x="4.202cm" svg:y="4.997cm">
          <text:p text:style-name="P38"><text:span text:style-name="T22"><text:s/></text:span></text:p>
          <text:p text:style-name="P38"><text:span text:style-name="T23"/></text:p>
          <draw:enhanced-geometry svg:viewBox="0 0 21600 21600" draw:type="rectangle" draw:enhanced-path="M 0 0 L 21600 0 21600 21600 0 21600 0 0 Z N"/>
        </draw:custom-shape>
        <draw:g>
          <draw:custom-shape draw:style-name="gr18" draw:text-style-name="P37" draw:layer="layout" svg:width="1.8cm" svg:height="1.892cm" svg:x="4.506cm" svg:y="7.5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6.603cm" svg:y="7.5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8.698cm" svg:y="7.5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ath draw:style-name="gr19" draw:text-style-name="P42" draw:layer="layout" svg:width="0.982cm" svg:height="1.072cm" svg:x="6.802cm" svg:y="5.983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20" draw:text-style-name="P42" draw:layer="layout" svg:width="0.653cm" svg:height="0.715cm" svg:x="7.548cm" svg:y="5.493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custom-shape draw:style-name="gr27" draw:text-style-name="P44" xml:id="id6" draw:id="id6" draw:layer="layout" svg:width="6.6cm" svg:height="3.8cm" svg:x="16.699cm" svg:y="6.001cm">
          <text:p text:style-name="P43"/>
          <draw:enhanced-geometry svg:viewBox="0 0 21600 21600" draw:mirror-horizontal="false" draw:mirror-vertical="false" draw:glue-points="10800 0 0 10800 10800 21600 21600 10800" draw:text-areas="0 4300 21600 21600" draw:type="flowchart-card" draw:enhanced-path="M 4300 0 L 21600 0 21600 21600 0 21600 0 4300 4300 0 Z N"/>
        </draw:custom-shape>
        <draw:connector draw:style-name="gr22" draw:text-style-name="P26" draw:layer="layout" draw:line-skew="0.396cm" svg:x1="7.502cm" svg:y1="9.797cm" svg:x2="19.999cm" svg:y2="9.801cm" draw:start-shape="id5" draw:start-glue-point="2" draw:end-shape="id6" draw:end-glue-point="6" svg:d="M7502 9797v902h12497v-898" svg:viewBox="0 0 12498 903">
          <text:p/>
        </draw:connector>
        <draw:custom-shape draw:style-name="gr28" draw:text-style-name="P51" draw:layer="layout" svg:width="0.841cm" svg:height="0.742cm" draw:transform="rotate (0.523598775598299) translate (16.68cm 8.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51" draw:layer="layout" svg:width="0.841cm" svg:height="0.742cm" draw:transform="rotate (-2.61799387799149) translate (23.399cm 8.6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50" draw:layer="layout" svg:width="3.189cm" svg:height="1.964cm" svg:x="18.4cm" svg:y="6.981cm">
          <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g>
          <draw:custom-shape draw:style-name="gr30" draw:text-style-name="P37" draw:layer="layout" svg:width="1.186cm" svg:height="1.247cm" svg:x="18.05cm" svg:y="7.718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37" draw:layer="layout" svg:width="1.187cm" svg:height="1.247cm" svg:x="19.432cm" svg:y="7.718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37" draw:layer="layout" svg:width="1.186cm" svg:height="1.247cm" svg:x="20.813cm" svg:y="7.718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presentation:notes draw:style-name="dp2">
          <office:forms form:automatic-focus="false" form:apply-design-mode="false"/>
          <draw:page-thumbnail draw:style-name="gr2" draw:layer="layout" svg:width="14.848cm" svg:height="11.136cm" svg:x="3.075cm" svg:y="2.257cm" draw:page-number="13" presentation:class="page"/>
          <draw:frame presentation:style-name="pr14" draw:text-style-name="P34" draw:layer="layout" svg:width="16.799cm" svg:height="13.364cm" svg:x="2.1cm" svg:y="14.107cm" presentation:class="notes" presentation:user-transformed="true">
            <draw:text-box>
              <text:p text:style-name="P17"><text:span text:style-name="T20">Работа pg_probackup может быть существенно оптимизирована посредством сжатия файлов данных и сегментов WAL. Во-первых, экономится место хранения резервных копий, а во-вторых, потоки данных меньше загружают подсистему ввода-вывода. Взамен требуются ресурсы процессора для выполнения операций сжатия.</text:span></text:p>
              <text:p text:style-name="P17"><text:span text:style-name="T19">Сжатие включается ключом --compress, в котором можно указать алгоритм и уровень сжатия. Для команды backup поддерживаются алгоритмы zlib, lz4, zstd и pglz, если соответствующие библиотеки установлены в системе.</text:span></text:p>
              <text:p text:style-name="P17"><text:span text:style-name="T20"/></text:p>
            </draw:text-box>
          </draw:frame>
        </presentation:notes>
      </draw:page>
      <draw:page draw:name="page1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24" draw:text-style-name="P47" draw:layer="layout" svg:width="17.893cm" svg:height="11.728cm" svg:x="5.054cm" svg:y="6.182cm">
          <draw:image xlink:href="Pictures/10000001000001B9000001219F9F77CFE0FDB8A0.png" xlink:type="simple" xlink:show="embed" xlink:actuate="onLoad" draw:mime-type="image/png">
            <text:p text:style-name="P1"><text:span text:style-name="T25"/></text:p>
            <text:p text:style-name="P1"><text:span text:style-name="T25"/></text:p>
            <text:p text:style-name="P1"><text:span text:style-name="T25"/></text:p>
            <text:p text:style-name="P1"><text:span text:style-name="T25"><text:s text:c="11"/></text:span><text:span text:style-name="T25">$ psql</text:span></text:p>
            <text:p text:style-name="P1"><text:span text:style-name="T25"><text:s text:c="11"/></text:span><text:span text:style-name="T25">postgres=#</text:span></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1" draw:text-style-name="P48" draw:layer="layout" svg:width="16.799cm" svg:height="13.364cm" svg:x="2.1cm" svg:y="14.107cm" presentation:class="notes" presentation:placeholder="true">
            <draw:text-box/>
          </draw:frame>
        </presentation:notes>
      </draw:page>
      <draw:page draw:name="page15" draw:style-name="dp1" draw:master-page-name="master" presentation:presentation-page-layout-name="AL2T14">
        <office:forms form:automatic-focus="false" form:apply-design-mode="false"/>
        <draw:g>
          <draw:custom-shape draw:style-name="gr21" draw:text-style-name="P44" draw:layer="layout" svg:width="6.6cm" svg:height="3.8cm" svg:x="18.899cm" svg:y="4.102cm">
            <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18" draw:text-style-name="P37" draw:layer="layout" svg:width="1.8cm" svg:height="1.892cm" svg:x="19.203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1.3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3.395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32" draw:text-style-name="P46" draw:layer="layout" svg:width="2.694cm" svg:height="0.962cm" svg:x="20.9cm" svg:y="4.407cm">
            <draw:text-box>
              <text:p text:style-name="P43">FULL</text:p>
            </draw:text-box>
          </draw:frame>
        </draw:g>
        <draw:g>
          <draw:custom-shape draw:style-name="gr33" draw:text-style-name="P44" draw:layer="layout" svg:width="3.8cm" svg:height="3.8cm" svg:x="17.899cm" svg:y="5.402cm">
            <text:p/>
            <draw:enhanced-geometry svg:viewBox="0 0 21600 21600" draw:glue-points="10800 0 0 10800 10800 21600 21600 10800" draw:text-areas="0 4300 21600 21600" draw:type="flowchart-card" draw:enhanced-path="M 4300 0 L 21600 0 21600 21600 0 21600 0 4300 4300 0 Z N"/>
          </draw:custom-shape>
          <draw:frame draw:style-name="gr32" draw:text-style-name="P46" draw:layer="layout" svg:width="2.694cm" svg:height="0.962cm" svg:x="18.399cm" svg:y="5.871cm">
            <draw:text-box>
              <text:p text:style-name="P43">DELTA</text:p>
            </draw:text-box>
          </draw:frame>
          <draw:custom-shape draw:style-name="gr34" draw:text-style-name="P52" draw:layer="layout" svg:width="1.3cm" svg:height="1.1cm" svg:x="19.165cm" svg:y="7.1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presentation:style-name="pr12" draw:text-style-name="P8" draw:layer="layout" svg:width="19.8cm" svg:height="1.737cm" svg:x="1.2cm" svg:y="0.737cm" presentation:class="title" presentation:user-transformed="true">
          <draw:text-box>
            <text:p><text:span text:style-name="T11">Разностное копирование</text:span></text:p>
          </draw:text-box>
        </draw:frame>
        <draw:frame presentation:style-name="pr13" draw:text-style-name="P12" draw:layer="layout" svg:width="25.6cm" svg:height="6.868cm" svg:x="1.2cm" svg:y="13.345cm" presentation:class="outline" presentation:user-transformed="true">
          <draw:text-box>
            <text:list text:style-name="L3">
              <text:list-item>
                <text:p text:style-name="P9">Разностное копирование — вариант инкрементального</text:p>
              </text:list-item>
              <text:list-item>
                <text:p text:style-name="P9">Читаются все файлы данных, но в<text:span text:style-name="T26"> копию попадают только измененные с последнего копирования </text:span>страницы</text:p>
              </text:list-item>
              <text:list-item>
                <text:p text:style-name="P53">Полная и инкрементальные копии образуют цепочку</text:p>
              </text:list-item>
            </text:list>
          </draw:text-box>
        </draw:frame>
        <draw:frame draw:style-name="gr9" draw:text-style-name="P49" draw:layer="layout" svg:width="11.598cm" svg:height="0.806cm" svg:x="7.59cm" svg:y="11.584cm">
          <draw:text-box>
            <text:p text:style-name="P45"><text:span text:style-name="T15">pg_probackup backup -b DELTA</text:span></text:p>
          </draw:text-box>
        </draw:frame>
        <draw:custom-shape draw:style-name="gr17" draw:text-style-name="P41" xml:id="id7" draw:id="id7" draw:layer="layout" svg:width="6.6cm" svg:height="4.8cm" svg:x="4.201cm" svg:y="5.797cm">
          <text:p text:style-name="P38"><text:span text:style-name="T22"><text:s/></text:span></text:p>
          <text:p text:style-name="P38"><text:span text:style-name="T23"/></text:p>
          <draw:enhanced-geometry svg:viewBox="0 0 21600 21600" draw:type="rectangle" draw:enhanced-path="M 0 0 L 21600 0 21600 21600 0 21600 0 0 Z N"/>
        </draw:custom-shape>
        <draw:custom-shape draw:style-name="gr18" draw:text-style-name="P37" draw:layer="layout" svg:width="1.8cm" svg:height="1.892cm" svg:x="4.471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6.568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8.663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9" draw:text-style-name="P42" draw:layer="layout" svg:width="0.982cm" svg:height="1.072cm" svg:x="6.801cm" svg:y="6.783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20" draw:text-style-name="P42" draw:layer="layout" svg:width="0.653cm" svg:height="0.715cm" svg:x="7.547cm" svg:y="6.293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connector draw:style-name="gr22" draw:text-style-name="P26" draw:layer="layout" draw:line-skew="0.396cm" svg:x1="7.501cm" svg:y1="10.597cm" svg:x2="18.598cm" svg:y2="10.601cm" draw:start-shape="id7" draw:start-glue-point="2" draw:end-shape="id8" draw:end-glue-point="6" svg:d="M7501 10597v902h11097v-898" svg:viewBox="0 0 11098 903">
          <text:p/>
        </draw:connector>
        <draw:polygon draw:style-name="gr35" draw:text-style-name="P54" draw:layer="layout" svg:width="0.299cm" svg:height="0.399cm" svg:x="5.37cm" svg:y="9.144cm" svg:viewBox="0 0 300 400" draw:points="0,400 0,0 300,0 300,400">
          <text:p/>
        </draw:polygon>
        <draw:polygon draw:style-name="gr36" draw:text-style-name="P55" draw:layer="layout" svg:width="0.299cm" svg:height="0.399cm" svg:x="5.67cm" svg:y="9.144cm" svg:viewBox="0 0 300 400" draw:points="0,400 0,0 300,0 300,400">
          <text:p/>
        </draw:polygon>
        <draw:polygon draw:style-name="gr36" draw:text-style-name="P55" draw:layer="layout" svg:width="0.299cm" svg:height="0.399cm" svg:x="5.07cm" svg:y="9.144cm" svg:viewBox="0 0 300 400" draw:points="0,400 0,0 300,0 300,400">
          <text:p/>
        </draw:polygon>
        <draw:polygon draw:style-name="gr36" draw:text-style-name="P55" draw:layer="layout" svg:width="0.299cm" svg:height="0.399cm" svg:x="4.77cm" svg:y="9.144cm" svg:viewBox="0 0 300 400" draw:points="0,400 0,0 300,0 300,400">
          <text:p/>
        </draw:polygon>
        <draw:polygon draw:style-name="gr36" draw:text-style-name="P55" draw:layer="layout" svg:width="0.299cm" svg:height="0.399cm" svg:x="4.47cm" svg:y="9.144cm" svg:viewBox="0 0 300 400" draw:points="0,400 0,0 300,0 300,400">
          <text:p/>
        </draw:polygon>
        <draw:polygon draw:style-name="gr36" draw:text-style-name="P55" draw:layer="layout" svg:width="0.299cm" svg:height="0.399cm" svg:x="5.37cm" svg:y="8.744cm" svg:viewBox="0 0 300 400" draw:points="0,400 0,0 300,0 300,400">
          <text:p/>
        </draw:polygon>
        <draw:polygon draw:style-name="gr35" draw:text-style-name="P54" draw:layer="layout" svg:width="0.299cm" svg:height="0.399cm" svg:x="5.67cm" svg:y="8.744cm" svg:viewBox="0 0 300 400" draw:points="0,400 0,0 300,0 300,400">
          <text:p/>
        </draw:polygon>
        <draw:polygon draw:style-name="gr36" draw:text-style-name="P55" draw:layer="layout" svg:width="0.299cm" svg:height="0.399cm" svg:x="5.07cm" svg:y="8.744cm" svg:viewBox="0 0 300 400" draw:points="0,400 0,0 300,0 300,400">
          <text:p/>
        </draw:polygon>
        <draw:polygon draw:style-name="gr35" draw:text-style-name="P54" draw:layer="layout" svg:width="0.299cm" svg:height="0.399cm" svg:x="4.77cm" svg:y="8.744cm" svg:viewBox="0 0 300 400" draw:points="0,400 0,0 300,0 300,400">
          <text:p/>
        </draw:polygon>
        <draw:polygon draw:style-name="gr36" draw:text-style-name="P55" draw:layer="layout" svg:width="0.299cm" svg:height="0.399cm" svg:x="4.47cm" svg:y="8.744cm" svg:viewBox="0 0 300 400" draw:points="0,400 0,0 300,0 300,400">
          <text:p/>
        </draw:polygon>
        <draw:polygon draw:style-name="gr36" draw:text-style-name="P55" draw:layer="layout" svg:width="0.299cm" svg:height="0.399cm" svg:x="5.97cm" svg:y="9.144cm" svg:viewBox="0 0 300 400" draw:points="0,400 0,0 300,0 300,400">
          <text:p/>
        </draw:polygon>
        <draw:polygon draw:style-name="gr35" draw:text-style-name="P54" draw:layer="layout" svg:width="0.299cm" svg:height="0.399cm" svg:x="5.97cm" svg:y="8.744cm" svg:viewBox="0 0 300 400" draw:points="0,400 0,0 300,0 300,400">
          <text:p/>
        </draw:polygon>
        <draw:polygon draw:style-name="gr36" draw:text-style-name="P55" draw:layer="layout" svg:width="0.299cm" svg:height="0.399cm" svg:x="5.37cm" svg:y="9.544cm" svg:viewBox="0 0 300 400" draw:points="0,400 0,0 300,0 300,400">
          <text:p/>
        </draw:polygon>
        <draw:polygon draw:style-name="gr36" draw:text-style-name="P55" draw:layer="layout" svg:width="0.299cm" svg:height="0.399cm" svg:x="5.67cm" svg:y="9.544cm" svg:viewBox="0 0 300 400" draw:points="0,400 0,0 300,0 300,400">
          <text:p/>
        </draw:polygon>
        <draw:polygon draw:style-name="gr36" draw:text-style-name="P55" draw:layer="layout" svg:width="0.299cm" svg:height="0.399cm" svg:x="5.07cm" svg:y="9.544cm" svg:viewBox="0 0 300 400" draw:points="0,400 0,0 300,0 300,400">
          <text:p/>
        </draw:polygon>
        <draw:polygon draw:style-name="gr35" draw:text-style-name="P54" draw:layer="layout" svg:width="0.299cm" svg:height="0.399cm" svg:x="4.77cm" svg:y="9.544cm" svg:viewBox="0 0 300 400" draw:points="0,400 0,0 300,0 300,400">
          <text:p/>
        </draw:polygon>
        <draw:polygon draw:style-name="gr35" draw:text-style-name="P54" draw:layer="layout" svg:width="0.299cm" svg:height="0.399cm" svg:x="5.97cm" svg:y="9.544cm" svg:viewBox="0 0 300 400" draw:points="0,400 0,0 300,0 300,400">
          <text:p/>
        </draw:polygon>
        <draw:path draw:style-name="gr36" draw:text-style-name="P55" draw:layer="layout" svg:width="0.294cm" svg:height="0.229cm" svg:x="4.475cm" svg:y="9.944cm" svg:viewBox="0 0 295 230" svg:d="M295 0v230c-165-58-275-140-295-230z">
          <text:p/>
        </draw:path>
        <draw:path draw:style-name="gr35" draw:text-style-name="P54" draw:layer="layout" svg:width="0.299cm" svg:height="0.3cm" svg:x="4.77cm" svg:y="9.944cm" svg:viewBox="0 0 300 301" svg:d="M0 0h300v301c-112-16-213-40-300-71z">
          <text:p/>
        </draw:path>
        <draw:path draw:style-name="gr36" draw:text-style-name="P55" draw:layer="layout" svg:width="0.299cm" svg:height="0.321cm" svg:x="5.07cm" svg:y="9.944cm" svg:viewBox="0 0 300 322" svg:d="M0 0h300v322c-105 0-206-7-300-21z">
          <text:p/>
        </draw:path>
        <draw:path draw:style-name="gr36" draw:text-style-name="P55" draw:layer="layout" svg:width="0.299cm" svg:height="0.321cm" svg:x="5.37cm" svg:y="9.944cm" svg:viewBox="0 0 300 322" svg:d="M0 0h300v302c-94 13-194 20-298 20-1 0-1 0-2 0z">
          <text:p/>
        </draw:path>
        <draw:path draw:style-name="gr35" draw:text-style-name="P54" draw:layer="layout" svg:width="0.299cm" svg:height="0.301cm" svg:x="5.67cm" svg:y="9.944cm" svg:viewBox="0 0 300 302" svg:d="M0 0h300v232c-87 30-189 54-300 70z">
          <text:p/>
        </draw:path>
        <draw:path draw:style-name="gr36" draw:text-style-name="P55" draw:layer="layout" svg:width="0.299cm" svg:height="0.231cm" svg:x="5.97cm" svg:y="9.944cm" svg:viewBox="0 0 300 232" svg:d="M0 0h300c-20 91-133 173-300 232z">
          <text:p/>
        </draw:path>
        <draw:path draw:style-name="gr35" draw:text-style-name="P54" draw:layer="layout" svg:width="0.297cm" svg:height="0.399cm" svg:x="4.472cm" svg:y="9.544cm" svg:viewBox="0 0 298 400" svg:d="M298 0v400h-295c-2-10-3-19-3-29v-371z">
          <text:p/>
        </draw:path>
        <draw:custom-shape draw:style-name="gr37" draw:text-style-name="P37" draw:layer="layout" svg:width="1.8cm" svg:height="0.7cm" svg:x="4.471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6" draw:text-style-name="P55" draw:layer="layout" svg:width="0.299cm" svg:height="0.399cm" svg:x="7.47cm" svg:y="9.144cm" svg:viewBox="0 0 300 400" draw:points="0,400 0,0 300,0 300,400">
          <text:p/>
        </draw:polygon>
        <draw:polygon draw:style-name="gr35" draw:text-style-name="P54" draw:layer="layout" svg:width="0.299cm" svg:height="0.399cm" svg:x="7.77cm" svg:y="9.144cm" svg:viewBox="0 0 300 400" draw:points="0,400 0,0 300,0 300,400">
          <text:p/>
        </draw:polygon>
        <draw:polygon draw:style-name="gr36" draw:text-style-name="P55" draw:layer="layout" svg:width="0.299cm" svg:height="0.399cm" svg:x="7.17cm" svg:y="9.144cm" svg:viewBox="0 0 300 400" draw:points="0,400 0,0 300,0 300,400">
          <text:p/>
        </draw:polygon>
        <draw:polygon draw:style-name="gr36" draw:text-style-name="P55" draw:layer="layout" svg:width="0.299cm" svg:height="0.399cm" svg:x="6.87cm" svg:y="9.144cm" svg:viewBox="0 0 300 400" draw:points="0,400 0,0 300,0 300,400">
          <text:p/>
        </draw:polygon>
        <draw:polygon draw:style-name="gr36" draw:text-style-name="P55" draw:layer="layout" svg:width="0.299cm" svg:height="0.399cm" svg:x="6.57cm" svg:y="9.144cm" svg:viewBox="0 0 300 400" draw:points="0,400 0,0 300,0 300,400">
          <text:p/>
        </draw:polygon>
        <draw:polygon draw:style-name="gr36" draw:text-style-name="P55" draw:layer="layout" svg:width="0.299cm" svg:height="0.399cm" svg:x="7.47cm" svg:y="8.744cm" svg:viewBox="0 0 300 400" draw:points="0,400 0,0 300,0 300,400">
          <text:p/>
        </draw:polygon>
        <draw:polygon draw:style-name="gr36" draw:text-style-name="P55" draw:layer="layout" svg:width="0.299cm" svg:height="0.399cm" svg:x="7.77cm" svg:y="8.744cm" svg:viewBox="0 0 300 400" draw:points="0,400 0,0 300,0 300,400">
          <text:p/>
        </draw:polygon>
        <draw:polygon draw:style-name="gr36" draw:text-style-name="P55" draw:layer="layout" svg:width="0.299cm" svg:height="0.399cm" svg:x="7.17cm" svg:y="8.744cm" svg:viewBox="0 0 300 400" draw:points="0,400 0,0 300,0 300,400">
          <text:p/>
        </draw:polygon>
        <draw:polygon draw:style-name="gr35" draw:text-style-name="P54" draw:layer="layout" svg:width="0.299cm" svg:height="0.399cm" svg:x="6.87cm" svg:y="8.744cm" svg:viewBox="0 0 300 400" draw:points="0,400 0,0 300,0 300,400">
          <text:p/>
        </draw:polygon>
        <draw:polygon draw:style-name="gr36" draw:text-style-name="P55" draw:layer="layout" svg:width="0.299cm" svg:height="0.399cm" svg:x="6.57cm" svg:y="8.744cm" svg:viewBox="0 0 300 400" draw:points="0,400 0,0 300,0 300,400">
          <text:p/>
        </draw:polygon>
        <draw:polygon draw:style-name="gr36" draw:text-style-name="P55" draw:layer="layout" svg:width="0.299cm" svg:height="0.399cm" svg:x="8.07cm" svg:y="9.144cm" svg:viewBox="0 0 300 400" draw:points="0,400 0,0 300,0 300,400">
          <text:p/>
        </draw:polygon>
        <draw:polygon draw:style-name="gr36" draw:text-style-name="P55" draw:layer="layout" svg:width="0.299cm" svg:height="0.399cm" svg:x="8.07cm" svg:y="8.744cm" svg:viewBox="0 0 300 400" draw:points="0,400 0,0 300,0 300,400">
          <text:p/>
        </draw:polygon>
        <draw:polygon draw:style-name="gr36" draw:text-style-name="P55" draw:layer="layout" svg:width="0.299cm" svg:height="0.399cm" svg:x="7.47cm" svg:y="9.544cm" svg:viewBox="0 0 300 400" draw:points="0,400 0,0 300,0 300,400">
          <text:p/>
        </draw:polygon>
        <draw:polygon draw:style-name="gr36" draw:text-style-name="P55" draw:layer="layout" svg:width="0.299cm" svg:height="0.399cm" svg:x="7.77cm" svg:y="9.544cm" svg:viewBox="0 0 300 400" draw:points="0,400 0,0 300,0 300,400">
          <text:p/>
        </draw:polygon>
        <draw:polygon draw:style-name="gr35" draw:text-style-name="P54" draw:layer="layout" svg:width="0.299cm" svg:height="0.399cm" svg:x="7.17cm" svg:y="9.544cm" svg:viewBox="0 0 300 400" draw:points="0,400 0,0 300,0 300,400">
          <text:p/>
        </draw:polygon>
        <draw:polygon draw:style-name="gr36" draw:text-style-name="P55" draw:layer="layout" svg:width="0.299cm" svg:height="0.399cm" svg:x="6.87cm" svg:y="9.544cm" svg:viewBox="0 0 300 400" draw:points="0,400 0,0 300,0 300,400">
          <text:p/>
        </draw:polygon>
        <draw:polygon draw:style-name="gr36" draw:text-style-name="P55" draw:layer="layout" svg:width="0.299cm" svg:height="0.399cm" svg:x="8.07cm" svg:y="9.544cm" svg:viewBox="0 0 300 400" draw:points="0,400 0,0 300,0 300,400">
          <text:p/>
        </draw:polygon>
        <draw:path draw:style-name="gr36" draw:text-style-name="P55" draw:layer="layout" svg:width="0.294cm" svg:height="0.229cm" svg:x="6.575cm" svg:y="9.944cm" svg:viewBox="0 0 295 230" svg:d="M295 0v230c-165-58-275-140-295-230z">
          <text:p/>
        </draw:path>
        <draw:path draw:style-name="gr36" draw:text-style-name="P55" draw:layer="layout" svg:width="0.299cm" svg:height="0.3cm" svg:x="6.87cm" svg:y="9.944cm" svg:viewBox="0 0 300 301" svg:d="M0 0h300v301c-112-16-213-40-300-71z">
          <text:p/>
        </draw:path>
        <draw:path draw:style-name="gr36" draw:text-style-name="P55" draw:layer="layout" svg:width="0.299cm" svg:height="0.321cm" svg:x="7.17cm" svg:y="9.944cm" svg:viewBox="0 0 300 322" svg:d="M0 0h300v322c-105 0-206-7-300-21z">
          <text:p/>
        </draw:path>
        <draw:path draw:style-name="gr36" draw:text-style-name="P55" draw:layer="layout" svg:width="0.299cm" svg:height="0.321cm" svg:x="7.47cm" svg:y="9.944cm" svg:viewBox="0 0 300 322" svg:d="M0 0h300v302c-94 13-194 20-298 20-1 0-1 0-2 0z">
          <text:p/>
        </draw:path>
        <draw:path draw:style-name="gr36" draw:text-style-name="P55" draw:layer="layout" svg:width="0.299cm" svg:height="0.301cm" svg:x="7.77cm" svg:y="9.944cm" svg:viewBox="0 0 300 302" svg:d="M0 0h300v232c-87 30-189 54-300 70z">
          <text:p/>
        </draw:path>
        <draw:path draw:style-name="gr35" draw:text-style-name="P54" draw:layer="layout" svg:width="0.299cm" svg:height="0.231cm" svg:x="8.07cm" svg:y="9.944cm" svg:viewBox="0 0 300 232" svg:d="M0 0h300c-20 91-133 173-300 232z">
          <text:p/>
        </draw:path>
        <draw:path draw:style-name="gr35" draw:text-style-name="P54" draw:layer="layout" svg:width="0.297cm" svg:height="0.399cm" svg:x="6.572cm" svg:y="9.544cm" svg:viewBox="0 0 298 400" svg:d="M298 0v400h-295c-2-10-3-19-3-29v-371z">
          <text:p/>
        </draw:path>
        <draw:polygon draw:style-name="gr36" draw:text-style-name="P55" draw:layer="layout" svg:width="0.299cm" svg:height="0.399cm" svg:x="9.57cm" svg:y="9.144cm" svg:viewBox="0 0 300 400" draw:points="0,400 0,0 300,0 300,400">
          <text:p/>
        </draw:polygon>
        <draw:polygon draw:style-name="gr36" draw:text-style-name="P55" draw:layer="layout" svg:width="0.299cm" svg:height="0.399cm" svg:x="9.87cm" svg:y="9.144cm" svg:viewBox="0 0 300 400" draw:points="0,400 0,0 300,0 300,400">
          <text:p/>
        </draw:polygon>
        <draw:polygon draw:style-name="gr35" draw:text-style-name="P54" draw:layer="layout" svg:width="0.299cm" svg:height="0.399cm" svg:x="9.27cm" svg:y="9.144cm" svg:viewBox="0 0 300 400" draw:points="0,400 0,0 300,0 300,400">
          <text:p/>
        </draw:polygon>
        <draw:polygon draw:style-name="gr36" draw:text-style-name="P55" draw:layer="layout" svg:width="0.299cm" svg:height="0.399cm" svg:x="8.97cm" svg:y="9.144cm" svg:viewBox="0 0 300 400" draw:points="0,400 0,0 300,0 300,400">
          <text:p/>
        </draw:polygon>
        <draw:polygon draw:style-name="gr36" draw:text-style-name="P55" draw:layer="layout" svg:width="0.299cm" svg:height="0.399cm" svg:x="8.67cm" svg:y="9.144cm" svg:viewBox="0 0 300 400" draw:points="0,400 0,0 300,0 300,400">
          <text:p/>
        </draw:polygon>
        <draw:polygon draw:style-name="gr36" draw:text-style-name="P55" draw:layer="layout" svg:width="0.299cm" svg:height="0.399cm" svg:x="9.57cm" svg:y="8.744cm" svg:viewBox="0 0 300 400" draw:points="0,400 0,0 300,0 300,400">
          <text:p/>
        </draw:polygon>
        <draw:polygon draw:style-name="gr35" draw:text-style-name="P54" draw:layer="layout" svg:width="0.299cm" svg:height="0.399cm" svg:x="9.87cm" svg:y="8.744cm" svg:viewBox="0 0 300 400" draw:points="0,400 0,0 300,0 300,400">
          <text:p/>
        </draw:polygon>
        <draw:polygon draw:style-name="gr36" draw:text-style-name="P55" draw:layer="layout" svg:width="0.299cm" svg:height="0.399cm" svg:x="9.27cm" svg:y="8.744cm" svg:viewBox="0 0 300 400" draw:points="0,400 0,0 300,0 300,400">
          <text:p/>
        </draw:polygon>
        <draw:polygon draw:style-name="gr36" draw:text-style-name="P55" draw:layer="layout" svg:width="0.299cm" svg:height="0.399cm" svg:x="8.97cm" svg:y="8.744cm" svg:viewBox="0 0 300 400" draw:points="0,400 0,0 300,0 300,400">
          <text:p/>
        </draw:polygon>
        <draw:polygon draw:style-name="gr35" draw:text-style-name="P54" draw:layer="layout" svg:width="0.299cm" svg:height="0.399cm" svg:x="8.67cm" svg:y="8.744cm" svg:viewBox="0 0 300 400" draw:points="0,400 0,0 300,0 300,400">
          <text:p/>
        </draw:polygon>
        <draw:polygon draw:style-name="gr36" draw:text-style-name="P55" draw:layer="layout" svg:width="0.299cm" svg:height="0.399cm" svg:x="10.17cm" svg:y="9.144cm" svg:viewBox="0 0 300 400" draw:points="0,400 0,0 300,0 300,400">
          <text:p/>
        </draw:polygon>
        <draw:polygon draw:style-name="gr36" draw:text-style-name="P55" draw:layer="layout" svg:width="0.299cm" svg:height="0.399cm" svg:x="10.17cm" svg:y="8.744cm" svg:viewBox="0 0 300 400" draw:points="0,400 0,0 300,0 300,400">
          <text:p/>
        </draw:polygon>
        <draw:polygon draw:style-name="gr35" draw:text-style-name="P54" draw:layer="layout" svg:width="0.299cm" svg:height="0.399cm" svg:x="9.57cm" svg:y="9.544cm" svg:viewBox="0 0 300 400" draw:points="0,400 0,0 300,0 300,400">
          <text:p/>
        </draw:polygon>
        <draw:polygon draw:style-name="gr35" draw:text-style-name="P54" draw:layer="layout" svg:width="0.299cm" svg:height="0.399cm" svg:x="9.87cm" svg:y="9.544cm" svg:viewBox="0 0 300 400" draw:points="0,400 0,0 300,0 300,400">
          <text:p/>
        </draw:polygon>
        <draw:polygon draw:style-name="gr36" draw:text-style-name="P55" draw:layer="layout" svg:width="0.299cm" svg:height="0.399cm" svg:x="9.27cm" svg:y="9.544cm" svg:viewBox="0 0 300 400" draw:points="0,400 0,0 300,0 300,400">
          <text:p/>
        </draw:polygon>
        <draw:polygon draw:style-name="gr36" draw:text-style-name="P55" draw:layer="layout" svg:width="0.299cm" svg:height="0.399cm" svg:x="8.97cm" svg:y="9.544cm" svg:viewBox="0 0 300 400" draw:points="0,400 0,0 300,0 300,400">
          <text:p/>
        </draw:polygon>
        <draw:polygon draw:style-name="gr36" draw:text-style-name="P55" draw:layer="layout" svg:width="0.299cm" svg:height="0.399cm" svg:x="10.17cm" svg:y="9.544cm" svg:viewBox="0 0 300 400" draw:points="0,400 0,0 300,0 300,400">
          <text:p/>
        </draw:polygon>
        <draw:path draw:style-name="gr36" draw:text-style-name="P55" draw:layer="layout" svg:width="0.294cm" svg:height="0.229cm" svg:x="8.675cm" svg:y="9.944cm" svg:viewBox="0 0 295 230" svg:d="M295 0v230c-165-58-275-140-295-230z">
          <text:p/>
        </draw:path>
        <draw:path draw:style-name="gr35" draw:text-style-name="P54" draw:layer="layout" svg:width="0.299cm" svg:height="0.3cm" svg:x="8.97cm" svg:y="9.944cm" svg:viewBox="0 0 300 301" svg:d="M0 0h300v301c-112-16-213-40-300-71z">
          <text:p/>
        </draw:path>
        <draw:path draw:style-name="gr35" draw:text-style-name="P54" draw:layer="layout" svg:width="0.299cm" svg:height="0.321cm" svg:x="9.27cm" svg:y="9.944cm" svg:viewBox="0 0 300 322" svg:d="M0 0h300v322c-105 0-206-7-300-21z">
          <text:p/>
        </draw:path>
        <draw:path draw:style-name="gr36" draw:text-style-name="P55" draw:layer="layout" svg:width="0.299cm" svg:height="0.321cm" svg:x="9.57cm" svg:y="9.944cm" svg:viewBox="0 0 300 322" svg:d="M0 0h300v302c-94 13-194 20-298 20-1 0-1 0-2 0z">
          <text:p/>
        </draw:path>
        <draw:path draw:style-name="gr36" draw:text-style-name="P55" draw:layer="layout" svg:width="0.299cm" svg:height="0.301cm" svg:x="9.87cm" svg:y="9.944cm" svg:viewBox="0 0 300 302" svg:d="M0 0h300v232c-87 30-189 54-300 70z">
          <text:p/>
        </draw:path>
        <draw:path draw:style-name="gr35" draw:text-style-name="P54" draw:layer="layout" svg:width="0.299cm" svg:height="0.231cm" svg:x="10.17cm" svg:y="9.944cm" svg:viewBox="0 0 300 232" svg:d="M0 0h300c-20 91-133 173-300 232z">
          <text:p/>
        </draw:path>
        <draw:path draw:style-name="gr36" draw:text-style-name="P55" draw:layer="layout" svg:width="0.297cm" svg:height="0.399cm" svg:x="8.672cm" svg:y="9.544cm" svg:viewBox="0 0 298 400" svg:d="M298 0v400h-295c-2-10-3-19-3-29v-371z">
          <text:p/>
        </draw:path>
        <draw:custom-shape draw:style-name="gr37" draw:text-style-name="P37" draw:layer="layout" svg:width="1.8cm" svg:height="0.7cm" svg:x="6.57cm" svg:y="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7" draw:layer="layout" svg:width="1.8cm" svg:height="0.7cm" svg:x="8.671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44" xml:id="id8" draw:id="id8" draw:layer="layout" svg:width="3.8cm" svg:height="3.8cm" svg:x="16.698cm" svg:y="6.801cm">
            <text:p text:style-name="P43"/>
            <draw:enhanced-geometry svg:viewBox="0 0 21600 21600" draw:glue-points="10800 0 0 10800 10800 21600 21600 10800" draw:text-areas="0 4300 21600 21600" draw:type="flowchart-card" draw:enhanced-path="M 4300 0 L 21600 0 21600 21600 0 21600 0 4300 4300 0 Z N"/>
          </draw:custom-shape>
          <draw:frame draw:style-name="gr32" draw:text-style-name="P46" draw:layer="layout" svg:width="2.694cm" svg:height="0.962cm" svg:x="17.198cm" svg:y="7.27cm">
            <draw:text-box>
              <text:p text:style-name="P43">DELTA</text:p>
            </draw:text-box>
          </draw:frame>
          <draw:custom-shape draw:style-name="gr34" draw:text-style-name="P52" draw:layer="layout" svg:width="1.3cm" svg:height="1.1cm" svg:x="17.964cm" svg:y="8.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8" draw:text-style-name="P27" draw:layer="layout" svg:width="4.775cm" svg:height="1.623cm" svg:x="10.462cm" svg:y="6.264cm">
          <text:p text:style-name="P26"><text:span text:style-name="T15">измененная <text:s/>страница</text:span></text:p>
          <draw:enhanced-geometry svg:viewBox="0 0 21600 21600" draw:glue-points="10800 0 3160 3160 0 10800 3160 18440 10800 21600 18440 18440 21600 10800 18440 3160 ?f14 ?f15" draw:text-areas="3200 3200 18400 18400" draw:type="round-callout" draw:modifiers="-1958.29145728643 46578.32512315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polygon draw:style-name="gr39" draw:text-style-name="P25" draw:layer="layout" svg:width="0.543cm" svg:height="0.543cm" draw:transform="rotate (0.868475835792378) translate (16.8301080315212cm 7.35597546364413cm)" svg:viewBox="0 0 544 544" draw:points="0,544 0,0 544,0 544,544">
            <text:p/>
          </draw:polygon>
          <draw:polygon draw:style-name="gr39" draw:text-style-name="P25" draw:layer="layout" svg:width="0.543cm" svg:height="0.543cm" draw:transform="rotate (0.868475835792378) translate (18.0651831473785cm 5.90426941275437cm)" svg:viewBox="0 0 544 544" draw:points="0,544 0,0 544,0 544,544">
            <text:p/>
          </draw:polygon>
          <draw:polygon draw:style-name="gr39" draw:text-style-name="P25" draw:layer="layout" svg:width="0.543cm" svg:height="0.543cm" draw:transform="rotate (0.868475835792378) translate (19.5059577696421cm 4.51135718011324cm)" svg:viewBox="0 0 544 544" draw:points="0,544 0,0 544,0 544,544">
            <text:p/>
          </draw:polygon>
          <draw:polyline draw:style-name="gr40" draw:text-style-name="P26" draw:layer="layout" svg:width="1.993cm" svg:height="0.774cm" draw:transform="rotate (0.868475835792378) translate (17.801969128126cm 5.32519482337151cm)" svg:viewBox="0 0 1994 775" draw:points="1994,775 1988,680 1972,591 1945,510 1908,434 1863,365 1810,302 1749,246 1682,195 1610,151 1532,112 1363,53 1183,15 997,0 811,6 631,32 462,78 312,142 245,181 184,225 131,273 86,325 49,382 22,442 6,507 0,575">
            <text:p/>
          </draw:polyline>
          <draw:polyline draw:style-name="gr40" draw:text-style-name="P26" draw:layer="layout" svg:width="1.905cm" svg:height="0.567cm" draw:transform="rotate (0.868475835792378) translate (16.576340409466cm 6.78489500992377cm)" svg:viewBox="0 0 1906 568" draw:points="1906,568 1901,499 1885,435 1859,375 1824,319 1781,268 1730,222 1672,180 1608,142 1464,80 1303,36 1131,9 953,0 775,9 603,35 442,79 298,141 234,178 176,220 125,266 82,316 47,371 21,431 5,495 0,563">
            <text:p/>
          </draw:polyline>
        </draw:g>
        <presentation:notes draw:style-name="dp2">
          <office:forms form:automatic-focus="false" form:apply-design-mode="false"/>
          <draw:page-thumbnail draw:style-name="gr2" draw:layer="layout" svg:width="14.848cm" svg:height="11.136cm" svg:x="3.075cm" svg:y="2.257cm" draw:page-number="15" presentation:class="page"/>
          <draw:frame presentation:style-name="pr14" draw:text-style-name="P34" draw:layer="layout" svg:width="16.799cm" svg:height="13.364cm" svg:x="2.1cm" svg:y="14.107cm" presentation:class="notes" presentation:user-transformed="true">
            <draw:text-box>
              <text:p text:style-name="P17"><text:span text:style-name="T19">При восстановлении кластера из инкрементальной копии pg_probackup восстанавливает родительскую полную копию, а затем применяет к ней последовательно инкрементальные копии, останавливаясь после целевой.</text:span></text:p>
              <text:p text:style-name="P17"><text:span text:style-name="T20">Утилита pg_probackup поддерживает три режима инкрементального резервного копирования: DELTA, PAGE и PTRACK.</text:span></text:p>
              <text:p text:style-name="P17"><text:span text:style-name="T20">Инкрементальное копирование DELTA — разностное резервное копирование. При этом страницы файлов в каталоге данных сравниваются со страницами из последней резервной копии. В новую резервную копию попадают только измененные с момента последнего копирования страницы.</text:span></text:p>
              <text:p text:style-name="P17"><text:span text:style-name="T20">Достоинством режима DELTA является простота: не требуется архив WAL и не надо устанавливать дополнительные расширения.</text:span></text:p>
              <text:p text:style-name="P17"><text:span text:style-name="T20">Однако есть и недостаток: в этом случае объем ввода-вывода может быть близок к объему при полном резервном копировании.</text:span></text:p>
              <text:p text:style-name="P17"><text:span text:style-name="T20"/></text:p>
            </draw:text-box>
          </draw:frame>
        </presentation:notes>
      </draw:page>
      <draw:page draw:name="page16" draw:style-name="dp1" draw:master-page-name="master" presentation:presentation-page-layout-name="AL2T14">
        <office:forms form:automatic-focus="false" form:apply-design-mode="false"/>
        <draw:frame presentation:style-name="pr12" draw:text-style-name="P8" draw:layer="layout" svg:width="19.8cm" svg:height="1.737cm" svg:x="1.2cm" svg:y="0.737cm" presentation:class="title" presentation:user-transformed="true">
          <draw:text-box>
            <text:p><text:span text:style-name="T11">Восстановление</text:span></text:p>
          </draw:text-box>
        </draw:frame>
        <draw:frame presentation:style-name="pr13" draw:text-style-name="P12" draw:layer="layout" svg:width="25.6cm" svg:height="6.868cm" svg:x="1.175cm" svg:y="12.769cm" presentation:class="outline" presentation:user-transformed="true">
          <draw:text-box>
            <text:list text:style-name="L3">
              <text:list-item>
                <text:p text:style-name="P9">Команда restore восстанавливает кластер из копии</text:p>
              </text:list-item>
              <text:list-item>
                <text:p text:style-name="P9">По умолчанию выбирается последняя копия</text:p>
              </text:list-item>
              <text:list-item>
                <text:p text:style-name="P9">Если указана инкрементальная копия, применяется цепочка копий, начиная с полной</text:p>
              </text:list-item>
              <text:list-item>
                <text:p text:style-name="P9"/>
              </text:list-item>
            </text:list>
          </draw:text-box>
        </draw:frame>
        <draw:g>
          <draw:custom-shape draw:style-name="gr21" draw:text-style-name="P44" draw:layer="layout" svg:width="6.6cm" svg:height="3.8cm" svg:x="18.9cm" svg:y="4.102cm">
            <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18" draw:text-style-name="P37" draw:layer="layout" svg:width="1.8cm" svg:height="1.892cm" svg:x="19.204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1.301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3.396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32" draw:text-style-name="P46" draw:layer="layout" svg:width="2.694cm" svg:height="0.962cm" svg:x="20.901cm" svg:y="4.407cm">
            <draw:text-box>
              <text:p text:style-name="P43">FULL</text:p>
            </draw:text-box>
          </draw:frame>
        </draw:g>
        <draw:g>
          <draw:custom-shape draw:style-name="gr33" draw:text-style-name="P44" draw:layer="layout" svg:width="3.8cm" svg:height="3.8cm" svg:x="17.9cm" svg:y="5.402cm">
            <text:p/>
            <draw:enhanced-geometry svg:viewBox="0 0 21600 21600" draw:glue-points="10800 0 0 10800 10800 21600 21600 10800" draw:text-areas="0 4300 21600 21600" draw:type="flowchart-card" draw:enhanced-path="M 4300 0 L 21600 0 21600 21600 0 21600 0 4300 4300 0 Z N"/>
          </draw:custom-shape>
          <draw:frame draw:style-name="gr32" draw:text-style-name="P46" draw:layer="layout" svg:width="2.694cm" svg:height="0.962cm" svg:x="18.4cm" svg:y="5.871cm">
            <draw:text-box>
              <text:p text:style-name="P43">DELTA</text:p>
            </draw:text-box>
          </draw:frame>
          <draw:custom-shape draw:style-name="gr34" draw:text-style-name="P52" draw:layer="layout" svg:width="1.3cm" svg:height="1.1cm" svg:x="19.166cm" svg:y="7.1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9" draw:text-style-name="P49" draw:layer="layout" svg:width="11.598cm" svg:height="0.806cm" svg:x="7.591cm" svg:y="11.584cm">
          <draw:text-box>
            <text:p text:style-name="P45"><text:span text:style-name="T15">pg_probackup restore</text:span></text:p>
          </draw:text-box>
        </draw:frame>
        <draw:custom-shape draw:style-name="gr17" draw:text-style-name="P41" xml:id="id9" draw:id="id9" draw:layer="layout" svg:width="6.6cm" svg:height="4.8cm" svg:x="4.202cm" svg:y="5.797cm">
          <text:p text:style-name="P38"><text:span text:style-name="T22"><text:s/></text:span></text:p>
          <text:p text:style-name="P38"><text:span text:style-name="T23"/></text:p>
          <draw:enhanced-geometry svg:viewBox="0 0 21600 21600" draw:type="rectangle" draw:enhanced-path="M 0 0 L 21600 0 21600 21600 0 21600 0 0 Z N"/>
        </draw:custom-shape>
        <draw:custom-shape draw:style-name="gr18" draw:text-style-name="P37" draw:layer="layout" svg:width="1.8cm" svg:height="1.892cm" svg:x="4.472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6.569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8.664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9" draw:text-style-name="P42" draw:layer="layout" svg:width="0.982cm" svg:height="1.072cm" svg:x="6.802cm" svg:y="6.783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20" draw:text-style-name="P42" draw:layer="layout" svg:width="0.653cm" svg:height="0.715cm" svg:x="7.548cm" svg:y="6.293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connector draw:style-name="gr41" draw:text-style-name="P26" draw:layer="layout" draw:line-skew="0.396cm" svg:x1="7.502cm" svg:y1="10.597cm" svg:x2="18.599cm" svg:y2="10.601cm" draw:start-shape="id9" draw:start-glue-point="2" draw:end-shape="id10" draw:end-glue-point="6" svg:d="M7502 10597v902h11097v-898" svg:viewBox="0 0 11098 903">
          <text:p/>
        </draw:connector>
        <draw:g>
          <draw:custom-shape draw:style-name="gr33" draw:text-style-name="P44" xml:id="id10" draw:id="id10" draw:layer="layout" svg:width="3.8cm" svg:height="3.8cm" svg:x="16.699cm" svg:y="6.801cm">
            <text:p text:style-name="P43"/>
            <draw:enhanced-geometry svg:viewBox="0 0 21600 21600" draw:glue-points="10800 0 0 10800 10800 21600 21600 10800" draw:text-areas="0 4300 21600 21600" draw:type="flowchart-card" draw:enhanced-path="M 4300 0 L 21600 0 21600 21600 0 21600 0 4300 4300 0 Z N"/>
          </draw:custom-shape>
          <draw:frame draw:style-name="gr32" draw:text-style-name="P46" draw:layer="layout" svg:width="2.694cm" svg:height="0.962cm" svg:x="17.199cm" svg:y="7.27cm">
            <draw:text-box>
              <text:p text:style-name="P43">DELTA</text:p>
            </draw:text-box>
          </draw:frame>
          <draw:custom-shape draw:style-name="gr34" draw:text-style-name="P52" draw:layer="layout" svg:width="1.3cm" svg:height="1.1cm" svg:x="17.965cm" svg:y="8.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39" draw:text-style-name="P25" draw:layer="layout" svg:width="0.543cm" svg:height="0.543cm" draw:transform="rotate (0.868475835792378) translate (16.8311080315212cm 7.35597546364413cm)" svg:viewBox="0 0 544 544" draw:points="0,544 0,0 544,0 544,544">
            <text:p/>
          </draw:polygon>
          <draw:polygon draw:style-name="gr39" draw:text-style-name="P25" draw:layer="layout" svg:width="0.543cm" svg:height="0.543cm" draw:transform="rotate (0.868475835792378) translate (18.0661831473785cm 5.90426941275438cm)" svg:viewBox="0 0 544 544" draw:points="0,544 0,0 544,0 544,544">
            <text:p/>
          </draw:polygon>
          <draw:polygon draw:style-name="gr39" draw:text-style-name="P25" draw:layer="layout" svg:width="0.543cm" svg:height="0.543cm" draw:transform="rotate (0.868475835792378) translate (19.5069577696421cm 4.51135718011324cm)" svg:viewBox="0 0 544 544" draw:points="0,544 0,0 544,0 544,544">
            <text:p/>
          </draw:polygon>
          <draw:polyline draw:style-name="gr40" draw:text-style-name="P26" draw:layer="layout" svg:width="1.993cm" svg:height="0.774cm" draw:transform="rotate (0.868475835792378) translate (17.802969128126cm 5.32519482337151cm)" svg:viewBox="0 0 1994 775" draw:points="1994,775 1988,680 1972,591 1945,510 1908,434 1863,365 1810,302 1749,246 1682,195 1610,151 1532,112 1363,53 1183,15 997,0 811,6 631,32 462,78 312,142 245,181 184,225 131,273 86,325 49,382 22,442 6,507 0,575">
            <text:p/>
          </draw:polyline>
          <draw:polyline draw:style-name="gr40" draw:text-style-name="P26" draw:layer="layout" svg:width="1.905cm" svg:height="0.567cm" draw:transform="rotate (0.868475835792378) translate (16.577340409466cm 6.78489500992377cm)" svg:viewBox="0 0 1906 568" draw:points="1906,568 1901,499 1885,435 1859,375 1824,319 1781,268 1730,222 1672,180 1608,142 1464,80 1303,36 1131,9 953,0 775,9 603,35 442,79 298,141 234,178 176,220 125,266 82,316 47,371 21,431 5,495 0,563">
            <text:p/>
          </draw:polyline>
        </draw:g>
        <presentation:notes draw:style-name="dp2">
          <office:forms form:automatic-focus="false" form:apply-design-mode="false"/>
          <draw:page-thumbnail draw:style-name="gr2" draw:layer="layout" svg:width="14.848cm" svg:height="11.136cm" svg:x="3.075cm" svg:y="2.257cm" draw:page-number="16" presentation:class="page"/>
          <draw:frame presentation:style-name="pr22" draw:text-style-name="P34" draw:layer="layout" svg:width="16.799cm" svg:height="13.366cm" svg:x="2.1cm" svg:y="14.107cm" presentation:class="notes" presentation:user-transformed="true">
            <draw:text-box>
              <text:p text:style-name="P31"><text:span text:style-name="T17">Восстановление запускается командой restore утилиты pg_probackup.</text:span></text:p>
              <text:p text:style-name="P31"><text:span text:style-name="T16">Если для восстановления указана инкрементальная копия, pg_probackup автоматически восстанавливает родительскую полную копию и затем последовательно применяет нужные инкрементальные копии.</text:span></text:p>
              <text:p text:style-name="P31"><text:span text:style-name="T17">Если идентификатор копии не указан, выполняется восстановление из самой последней имеющейся копии (включая копии из цепочки, если последней является инкрементальная копия)</text:span><text:span text:style-name="T16">. </text:span></text:p>
              <text:p text:style-name="P31"><text:span text:style-name="T16"/></text:p>
            </draw:text-box>
          </draw:frame>
        </presentation:notes>
      </draw:page>
      <draw:page draw:name="page17"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24" draw:text-style-name="P47" draw:layer="layout" svg:width="17.893cm" svg:height="11.728cm" svg:x="5.054cm" svg:y="6.182cm">
          <draw:image xlink:href="Pictures/10000001000001B9000001219F9F77CFE0FDB8A0.png" xlink:type="simple" xlink:show="embed" xlink:actuate="onLoad" draw:mime-type="image/png">
            <text:p text:style-name="P1"><text:span text:style-name="T25"/></text:p>
            <text:p text:style-name="P1"><text:span text:style-name="T25"/></text:p>
            <text:p text:style-name="P1"><text:span text:style-name="T25"/></text:p>
            <text:p text:style-name="P1"><text:span text:style-name="T25"><text:s text:c="11"/></text:span><text:span text:style-name="T25">$ psql</text:span></text:p>
            <text:p text:style-name="P1"><text:span text:style-name="T25"><text:s text:c="11"/></text:span><text:span text:style-name="T25">postgres=#</text:span></text:p>
          </draw:image>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1" draw:text-style-name="P48" draw:layer="layout" svg:width="16.799cm" svg:height="13.364cm" svg:x="2.1cm" svg:y="14.107cm" presentation:class="notes" presentation:placeholder="true">
            <draw:text-box/>
          </draw:frame>
        </presentation:notes>
      </draw:page>
      <draw:page draw:name="page18" draw:style-name="dp1" draw:master-page-name="master" presentation:presentation-page-layout-name="AL2T14">
        <office:forms form:automatic-focus="false" form:apply-design-mode="false"/>
        <draw:frame presentation:style-name="pr12" draw:text-style-name="P8" draw:layer="layout" svg:width="19.8cm" svg:height="1.737cm" svg:x="1.2cm" svg:y="0.737cm" presentation:class="title" presentation:user-transformed="true">
          <draw:text-box>
            <text:p><text:span text:style-name="T11">Копирование изменений</text:span></text:p>
          </draw:text-box>
        </draw:frame>
        <draw:frame presentation:style-name="pr13" draw:text-style-name="P56" draw:layer="layout" svg:width="25.6cm" svg:height="6.868cm" svg:x="1.2cm" svg:y="13.619cm" presentation:class="outline" presentation:user-transformed="true">
          <draw:text-box>
            <text:list text:style-name="L3">
              <text:list-item>
                <text:p text:style-name="P9">Механизм PTRACK отслеживает изменения страниц</text:p>
              </text:list-item>
              <text:list-item>
                <text:p text:style-name="P9">В резервную копию помещаются лишь измененные страницы, обнаруженные PTRACK</text:p>
              </text:list-item>
              <text:list-item>
                <text:p text:style-name="P9">Требуется подключение расширения ptrack</text:p>
              </text:list-item>
            </text:list>
          </draw:text-box>
        </draw:frame>
        <draw:g>
          <draw:custom-shape draw:style-name="gr21" draw:text-style-name="P44" draw:layer="layout" svg:width="6.6cm" svg:height="3.8cm" svg:x="18.9cm" svg:y="4.102cm">
            <text:p/>
            <draw:enhanced-geometry svg:viewBox="0 0 21600 21600" draw:glue-points="10800 0 0 10800 10800 21600 21600 10800" draw:text-areas="0 4300 21600 21600" draw:type="flowchart-card" draw:enhanced-path="M 4300 0 L 21600 0 21600 21600 0 21600 0 4300 4300 0 Z N"/>
          </draw:custom-shape>
          <draw:g>
            <draw:custom-shape draw:style-name="gr18" draw:text-style-name="P37" draw:layer="layout" svg:width="1.8cm" svg:height="1.892cm" svg:x="19.204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1.301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23.396cm" svg:y="5.669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32" draw:text-style-name="P46" draw:layer="layout" svg:width="2.694cm" svg:height="0.962cm" svg:x="20.901cm" svg:y="4.407cm">
            <draw:text-box>
              <text:p text:style-name="P43">FULL</text:p>
            </draw:text-box>
          </draw:frame>
        </draw:g>
        <draw:custom-shape draw:style-name="gr33" draw:text-style-name="P44" draw:layer="layout" svg:width="3.8cm" svg:height="3.8cm" svg:x="17.9cm" svg:y="5.402cm">
          <text:p/>
          <draw:enhanced-geometry svg:viewBox="0 0 21600 21600" draw:glue-points="10800 0 0 10800 10800 21600 21600 10800" draw:text-areas="0 4300 21600 21600" draw:type="flowchart-card" draw:enhanced-path="M 4300 0 L 21600 0 21600 21600 0 21600 0 4300 4300 0 Z N"/>
        </draw:custom-shape>
        <draw:frame draw:style-name="gr32" draw:text-style-name="P46" draw:layer="layout" svg:width="3.172cm" svg:height="0.962cm" svg:x="18.3cm" svg:y="5.871cm">
          <draw:text-box>
            <text:p text:style-name="P43">PTRACK</text:p>
          </draw:text-box>
        </draw:frame>
        <draw:custom-shape draw:style-name="gr34" draw:text-style-name="P52" draw:layer="layout" svg:width="1.3cm" svg:height="1.1cm" svg:x="19.166cm" svg:y="7.17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 draw:text-style-name="P49" draw:layer="layout" svg:width="11.598cm" svg:height="0.806cm" svg:x="7.591cm" svg:y="11.584cm">
          <draw:text-box>
            <text:p text:style-name="P45"><text:span text:style-name="T15">pg_probackup backup -b PTRACK</text:span></text:p>
          </draw:text-box>
        </draw:frame>
        <draw:custom-shape draw:style-name="gr17" draw:text-style-name="P41" xml:id="id11" draw:id="id11" draw:layer="layout" svg:width="6.6cm" svg:height="4.8cm" svg:x="4.202cm" svg:y="5.797cm">
          <text:p text:style-name="P38"><text:span text:style-name="T22"><text:s/></text:span></text:p>
          <text:p text:style-name="P38"><text:span text:style-name="T23"/></text:p>
          <draw:enhanced-geometry svg:viewBox="0 0 21600 21600" draw:type="rectangle" draw:enhanced-path="M 0 0 L 21600 0 21600 21600 0 21600 0 0 Z N"/>
        </draw:custom-shape>
        <draw:custom-shape draw:style-name="gr18" draw:text-style-name="P37" draw:layer="layout" svg:width="1.8cm" svg:height="1.892cm" svg:x="4.472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6.569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37" draw:layer="layout" svg:width="1.8cm" svg:height="1.892cm" svg:x="8.664cm" svg:y="8.372cm">
          <text:p/>
          <draw:enhanced-geometry svg:viewBox="0 0 88 21600" draw:mirror-horizontal="false" draw:mirror-vertical="false" draw:glue-points="44 ?f6 44 0 0 10800 44 21600 88 10800" draw:text-areas="0 ?f6 88 ?f3" draw:type="can" draw:modifiers="8003.4334763948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19" draw:text-style-name="P42" draw:layer="layout" svg:width="0.982cm" svg:height="1.072cm" svg:x="6.802cm" svg:y="6.783cm" svg:viewBox="0 0 983 1073" svg:d="M246 49c-4 2-6 6-5 12l28 165c-25 21-46 45-64 71l-156-25c-4-1-8 2-10 6l-39 101c-1 4 0 10 4 13l129 95c-4 36-2 73 3 109l-123 98c-4 2-6 9-4 12l17 44 16 44c2 4 6 6 11 5l150-26c20 29 43 57 69 79l-29 167c-1 5 1 10 6 12l93 42c3 1 9 0 10-4l93-139c31 4 62 4 93 0l86 139c2 4 7 5 11 4l93-43c4-2 6-6 5-11l-23-168c26-21 48-46 66-74l157 32c3 1 8-1 9-7h1l37-101 1-1c0 0 0-1 0-2 1-4 0-7-3-9l-129-104c4-32 5-63 2-95l129-96c3-2 4-8 2-13l-21-57-23-57c-2-5-5-8-10-7l-153 32c-18-25-39-47-63-64l24-175c0-4 0-7-4-10 0 0-1 0-1-1h-1l-92-41h-1c-4-2-9 0-11 4l-89 144c-31-6-63-6-95-1l-93-137c-2-4-7-6-11-4zM425 358c90-41 194 5 231 104 38 100-5 213-95 254s-194-6-232-105c-37-98 5-212 96-253z">
            <text:p/>
          </draw:path>
          <draw:path draw:style-name="gr20" draw:text-style-name="P42" draw:layer="layout" svg:width="0.653cm" svg:height="0.715cm" svg:x="7.548cm" svg:y="6.293cm" svg:viewBox="0 0 654 716" svg:d="M280 2c-3 0-6 3-6 6l-17 106c-19 7-37 16-54 27l-89-54c-2-1-5-1-7 1l-44 52c-1 2-2 6-1 8l59 90c-10 20-17 43-21 66l-96 28c-2 1-4 4-4 7l1 30v31c1 3 3 6 6 6l96 22c6 22 14 45 25 64l-52 94c-2 2-1 6 1 8l47 49c2 2 5 2 8 0l84-61c18 10 36 18 56 23l23 106c0 3 3 5 6 5l65-2c3-1 4-2 5-5l21-108c20-7 38-16 55-28l88 58c3 2 5 2 7 0h1l43-53h1c0-1 0-1 0-1 1-2 1-5 0-7l-56-94c9-18 16-37 21-57l97-26c4 0 5-3 5-6l-1-42-2-39c0-3-2-6-4-6l-99-19c-6-20-14-39-24-55l50-98c1-2 1-6 0-8-1-1-1-1-1-2h-1l-47-47c-1-3-5-3-7-1l-84 65c-17-12-37-19-57-25l-27-105c-1-4-2-5-6-5zM323 233c63-3 115 51 118 120 2 70-48 127-111 130-62 2-115-53-117-122-3-68 47-126 110-128z">
            <text:p/>
          </draw:path>
        </draw:g>
        <draw:connector draw:style-name="gr22" draw:text-style-name="P26" draw:layer="layout" draw:line-skew="0.396cm" svg:x1="7.502cm" svg:y1="10.597cm" svg:x2="18.599cm" svg:y2="10.601cm" draw:start-shape="id11" draw:start-glue-point="2" draw:end-shape="id12" draw:end-glue-point="6" svg:d="M7502 10597v902h11097v-898" svg:viewBox="0 0 11098 903">
          <text:p/>
        </draw:connector>
        <draw:polygon draw:style-name="gr35" draw:text-style-name="P54" draw:layer="layout" svg:width="0.299cm" svg:height="0.399cm" svg:x="5.371cm" svg:y="9.144cm" svg:viewBox="0 0 300 400" draw:points="0,400 0,0 300,0 300,400">
          <text:p/>
        </draw:polygon>
        <draw:polygon draw:style-name="gr36" draw:text-style-name="P55" draw:layer="layout" svg:width="0.299cm" svg:height="0.399cm" svg:x="5.671cm" svg:y="9.144cm" svg:viewBox="0 0 300 400" draw:points="0,400 0,0 300,0 300,400">
          <text:p/>
        </draw:polygon>
        <draw:polygon draw:style-name="gr36" draw:text-style-name="P55" draw:layer="layout" svg:width="0.299cm" svg:height="0.399cm" svg:x="5.071cm" svg:y="9.144cm" svg:viewBox="0 0 300 400" draw:points="0,400 0,0 300,0 300,400">
          <text:p/>
        </draw:polygon>
        <draw:polygon draw:style-name="gr36" draw:text-style-name="P55" draw:layer="layout" svg:width="0.299cm" svg:height="0.399cm" svg:x="4.771cm" svg:y="9.144cm" svg:viewBox="0 0 300 400" draw:points="0,400 0,0 300,0 300,400">
          <text:p/>
        </draw:polygon>
        <draw:polygon draw:style-name="gr36" draw:text-style-name="P55" draw:layer="layout" svg:width="0.299cm" svg:height="0.399cm" svg:x="4.471cm" svg:y="9.144cm" svg:viewBox="0 0 300 400" draw:points="0,400 0,0 300,0 300,400">
          <text:p/>
        </draw:polygon>
        <draw:polygon draw:style-name="gr36" draw:text-style-name="P55" draw:layer="layout" svg:width="0.299cm" svg:height="0.399cm" svg:x="5.371cm" svg:y="8.744cm" svg:viewBox="0 0 300 400" draw:points="0,400 0,0 300,0 300,400">
          <text:p/>
        </draw:polygon>
        <draw:polygon draw:style-name="gr35" draw:text-style-name="P54" draw:layer="layout" svg:width="0.299cm" svg:height="0.399cm" svg:x="5.671cm" svg:y="8.744cm" svg:viewBox="0 0 300 400" draw:points="0,400 0,0 300,0 300,400">
          <text:p/>
        </draw:polygon>
        <draw:polygon draw:style-name="gr36" draw:text-style-name="P55" draw:layer="layout" svg:width="0.299cm" svg:height="0.399cm" svg:x="5.071cm" svg:y="8.744cm" svg:viewBox="0 0 300 400" draw:points="0,400 0,0 300,0 300,400">
          <text:p/>
        </draw:polygon>
        <draw:polygon draw:style-name="gr35" draw:text-style-name="P54" draw:layer="layout" svg:width="0.299cm" svg:height="0.399cm" svg:x="4.771cm" svg:y="8.744cm" svg:viewBox="0 0 300 400" draw:points="0,400 0,0 300,0 300,400">
          <text:p/>
        </draw:polygon>
        <draw:polygon draw:style-name="gr36" draw:text-style-name="P55" draw:layer="layout" svg:width="0.299cm" svg:height="0.399cm" svg:x="4.471cm" svg:y="8.744cm" svg:viewBox="0 0 300 400" draw:points="0,400 0,0 300,0 300,400">
          <text:p/>
        </draw:polygon>
        <draw:polygon draw:style-name="gr36" draw:text-style-name="P55" draw:layer="layout" svg:width="0.299cm" svg:height="0.399cm" svg:x="5.971cm" svg:y="9.144cm" svg:viewBox="0 0 300 400" draw:points="0,400 0,0 300,0 300,400">
          <text:p/>
        </draw:polygon>
        <draw:polygon draw:style-name="gr35" draw:text-style-name="P54" draw:layer="layout" svg:width="0.299cm" svg:height="0.399cm" svg:x="5.971cm" svg:y="8.744cm" svg:viewBox="0 0 300 400" draw:points="0,400 0,0 300,0 300,400">
          <text:p/>
        </draw:polygon>
        <draw:polygon draw:style-name="gr36" draw:text-style-name="P55" draw:layer="layout" svg:width="0.299cm" svg:height="0.399cm" svg:x="5.371cm" svg:y="9.544cm" svg:viewBox="0 0 300 400" draw:points="0,400 0,0 300,0 300,400">
          <text:p/>
        </draw:polygon>
        <draw:polygon draw:style-name="gr36" draw:text-style-name="P55" draw:layer="layout" svg:width="0.299cm" svg:height="0.399cm" svg:x="5.671cm" svg:y="9.544cm" svg:viewBox="0 0 300 400" draw:points="0,400 0,0 300,0 300,400">
          <text:p/>
        </draw:polygon>
        <draw:polygon draw:style-name="gr36" draw:text-style-name="P55" draw:layer="layout" svg:width="0.299cm" svg:height="0.399cm" svg:x="5.071cm" svg:y="9.544cm" svg:viewBox="0 0 300 400" draw:points="0,400 0,0 300,0 300,400">
          <text:p/>
        </draw:polygon>
        <draw:polygon draw:style-name="gr35" draw:text-style-name="P54" draw:layer="layout" svg:width="0.299cm" svg:height="0.399cm" svg:x="4.771cm" svg:y="9.544cm" svg:viewBox="0 0 300 400" draw:points="0,400 0,0 300,0 300,400">
          <text:p/>
        </draw:polygon>
        <draw:polygon draw:style-name="gr35" draw:text-style-name="P54" draw:layer="layout" svg:width="0.299cm" svg:height="0.399cm" svg:x="5.971cm" svg:y="9.544cm" svg:viewBox="0 0 300 400" draw:points="0,400 0,0 300,0 300,400">
          <text:p/>
        </draw:polygon>
        <draw:path draw:style-name="gr36" draw:text-style-name="P55" draw:layer="layout" svg:width="0.294cm" svg:height="0.229cm" svg:x="4.476cm" svg:y="9.944cm" svg:viewBox="0 0 295 230" svg:d="M295 0v230c-165-58-275-140-295-230z">
          <text:p/>
        </draw:path>
        <draw:path draw:style-name="gr35" draw:text-style-name="P54" draw:layer="layout" svg:width="0.299cm" svg:height="0.3cm" svg:x="4.771cm" svg:y="9.944cm" svg:viewBox="0 0 300 301" svg:d="M0 0h300v301c-112-16-213-40-300-71z">
          <text:p/>
        </draw:path>
        <draw:path draw:style-name="gr36" draw:text-style-name="P55" draw:layer="layout" svg:width="0.299cm" svg:height="0.321cm" svg:x="5.071cm" svg:y="9.944cm" svg:viewBox="0 0 300 322" svg:d="M0 0h300v322c-105 0-206-7-300-21z">
          <text:p/>
        </draw:path>
        <draw:path draw:style-name="gr36" draw:text-style-name="P55" draw:layer="layout" svg:width="0.299cm" svg:height="0.321cm" svg:x="5.371cm" svg:y="9.944cm" svg:viewBox="0 0 300 322" svg:d="M0 0h300v302c-94 13-194 20-298 20-1 0-1 0-2 0z">
          <text:p/>
        </draw:path>
        <draw:path draw:style-name="gr35" draw:text-style-name="P54" draw:layer="layout" svg:width="0.299cm" svg:height="0.301cm" svg:x="5.671cm" svg:y="9.944cm" svg:viewBox="0 0 300 302" svg:d="M0 0h300v232c-87 30-189 54-300 70z">
          <text:p/>
        </draw:path>
        <draw:path draw:style-name="gr36" draw:text-style-name="P55" draw:layer="layout" svg:width="0.299cm" svg:height="0.231cm" svg:x="5.971cm" svg:y="9.944cm" svg:viewBox="0 0 300 232" svg:d="M0 0h300c-20 91-133 173-300 232z">
          <text:p/>
        </draw:path>
        <draw:path draw:style-name="gr35" draw:text-style-name="P54" draw:layer="layout" svg:width="0.297cm" svg:height="0.399cm" svg:x="4.473cm" svg:y="9.544cm" svg:viewBox="0 0 298 400" svg:d="M298 0v400h-295c-2-10-3-19-3-29v-371z">
          <text:p/>
        </draw:path>
        <draw:custom-shape draw:style-name="gr37" draw:text-style-name="P37" draw:layer="layout" svg:width="1.8cm" svg:height="0.7cm" svg:x="4.472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6" draw:text-style-name="P55" draw:layer="layout" svg:width="0.299cm" svg:height="0.399cm" svg:x="7.471cm" svg:y="9.144cm" svg:viewBox="0 0 300 400" draw:points="0,400 0,0 300,0 300,400">
          <text:p/>
        </draw:polygon>
        <draw:polygon draw:style-name="gr35" draw:text-style-name="P54" draw:layer="layout" svg:width="0.299cm" svg:height="0.399cm" svg:x="7.771cm" svg:y="9.144cm" svg:viewBox="0 0 300 400" draw:points="0,400 0,0 300,0 300,400">
          <text:p/>
        </draw:polygon>
        <draw:polygon draw:style-name="gr36" draw:text-style-name="P55" draw:layer="layout" svg:width="0.299cm" svg:height="0.399cm" svg:x="7.171cm" svg:y="9.144cm" svg:viewBox="0 0 300 400" draw:points="0,400 0,0 300,0 300,400">
          <text:p/>
        </draw:polygon>
        <draw:polygon draw:style-name="gr36" draw:text-style-name="P55" draw:layer="layout" svg:width="0.299cm" svg:height="0.399cm" svg:x="6.871cm" svg:y="9.144cm" svg:viewBox="0 0 300 400" draw:points="0,400 0,0 300,0 300,400">
          <text:p/>
        </draw:polygon>
        <draw:polygon draw:style-name="gr36" draw:text-style-name="P55" draw:layer="layout" svg:width="0.299cm" svg:height="0.399cm" svg:x="6.571cm" svg:y="9.144cm" svg:viewBox="0 0 300 400" draw:points="0,400 0,0 300,0 300,400">
          <text:p/>
        </draw:polygon>
        <draw:polygon draw:style-name="gr36" draw:text-style-name="P55" draw:layer="layout" svg:width="0.299cm" svg:height="0.399cm" svg:x="7.471cm" svg:y="8.744cm" svg:viewBox="0 0 300 400" draw:points="0,400 0,0 300,0 300,400">
          <text:p/>
        </draw:polygon>
        <draw:polygon draw:style-name="gr36" draw:text-style-name="P55" draw:layer="layout" svg:width="0.299cm" svg:height="0.399cm" svg:x="7.771cm" svg:y="8.744cm" svg:viewBox="0 0 300 400" draw:points="0,400 0,0 300,0 300,400">
          <text:p/>
        </draw:polygon>
        <draw:polygon draw:style-name="gr36" draw:text-style-name="P55" draw:layer="layout" svg:width="0.299cm" svg:height="0.399cm" svg:x="7.171cm" svg:y="8.744cm" svg:viewBox="0 0 300 400" draw:points="0,400 0,0 300,0 300,400">
          <text:p/>
        </draw:polygon>
        <draw:polygon draw:style-name="gr35" draw:text-style-name="P54" draw:layer="layout" svg:width="0.299cm" svg:height="0.399cm" svg:x="6.871cm" svg:y="8.744cm" svg:viewBox="0 0 300 400" draw:points="0,400 0,0 300,0 300,400">
          <text:p/>
        </draw:polygon>
        <draw:polygon draw:style-name="gr36" draw:text-style-name="P55" draw:layer="layout" svg:width="0.299cm" svg:height="0.399cm" svg:x="6.571cm" svg:y="8.744cm" svg:viewBox="0 0 300 400" draw:points="0,400 0,0 300,0 300,400">
          <text:p/>
        </draw:polygon>
        <draw:polygon draw:style-name="gr36" draw:text-style-name="P55" draw:layer="layout" svg:width="0.299cm" svg:height="0.399cm" svg:x="8.071cm" svg:y="9.144cm" svg:viewBox="0 0 300 400" draw:points="0,400 0,0 300,0 300,400">
          <text:p/>
        </draw:polygon>
        <draw:polygon draw:style-name="gr36" draw:text-style-name="P55" draw:layer="layout" svg:width="0.299cm" svg:height="0.399cm" svg:x="8.071cm" svg:y="8.744cm" svg:viewBox="0 0 300 400" draw:points="0,400 0,0 300,0 300,400">
          <text:p/>
        </draw:polygon>
        <draw:polygon draw:style-name="gr36" draw:text-style-name="P55" draw:layer="layout" svg:width="0.299cm" svg:height="0.399cm" svg:x="7.471cm" svg:y="9.544cm" svg:viewBox="0 0 300 400" draw:points="0,400 0,0 300,0 300,400">
          <text:p/>
        </draw:polygon>
        <draw:polygon draw:style-name="gr36" draw:text-style-name="P55" draw:layer="layout" svg:width="0.299cm" svg:height="0.399cm" svg:x="7.771cm" svg:y="9.544cm" svg:viewBox="0 0 300 400" draw:points="0,400 0,0 300,0 300,400">
          <text:p/>
        </draw:polygon>
        <draw:polygon draw:style-name="gr35" draw:text-style-name="P54" draw:layer="layout" svg:width="0.299cm" svg:height="0.399cm" svg:x="7.171cm" svg:y="9.544cm" svg:viewBox="0 0 300 400" draw:points="0,400 0,0 300,0 300,400">
          <text:p/>
        </draw:polygon>
        <draw:polygon draw:style-name="gr36" draw:text-style-name="P55" draw:layer="layout" svg:width="0.299cm" svg:height="0.399cm" svg:x="6.871cm" svg:y="9.544cm" svg:viewBox="0 0 300 400" draw:points="0,400 0,0 300,0 300,400">
          <text:p/>
        </draw:polygon>
        <draw:polygon draw:style-name="gr36" draw:text-style-name="P55" draw:layer="layout" svg:width="0.299cm" svg:height="0.399cm" svg:x="8.071cm" svg:y="9.544cm" svg:viewBox="0 0 300 400" draw:points="0,400 0,0 300,0 300,400">
          <text:p/>
        </draw:polygon>
        <draw:path draw:style-name="gr36" draw:text-style-name="P55" draw:layer="layout" svg:width="0.294cm" svg:height="0.229cm" svg:x="6.576cm" svg:y="9.944cm" svg:viewBox="0 0 295 230" svg:d="M295 0v230c-165-58-275-140-295-230z">
          <text:p/>
        </draw:path>
        <draw:path draw:style-name="gr36" draw:text-style-name="P55" draw:layer="layout" svg:width="0.299cm" svg:height="0.3cm" svg:x="6.871cm" svg:y="9.944cm" svg:viewBox="0 0 300 301" svg:d="M0 0h300v301c-112-16-213-40-300-71z">
          <text:p/>
        </draw:path>
        <draw:path draw:style-name="gr36" draw:text-style-name="P55" draw:layer="layout" svg:width="0.299cm" svg:height="0.321cm" svg:x="7.171cm" svg:y="9.944cm" svg:viewBox="0 0 300 322" svg:d="M0 0h300v322c-105 0-206-7-300-21z">
          <text:p/>
        </draw:path>
        <draw:path draw:style-name="gr36" draw:text-style-name="P55" draw:layer="layout" svg:width="0.299cm" svg:height="0.321cm" svg:x="7.471cm" svg:y="9.944cm" svg:viewBox="0 0 300 322" svg:d="M0 0h300v302c-94 13-194 20-298 20-1 0-1 0-2 0z">
          <text:p/>
        </draw:path>
        <draw:path draw:style-name="gr36" draw:text-style-name="P55" draw:layer="layout" svg:width="0.299cm" svg:height="0.301cm" svg:x="7.771cm" svg:y="9.944cm" svg:viewBox="0 0 300 302" svg:d="M0 0h300v232c-87 30-189 54-300 70z">
          <text:p/>
        </draw:path>
        <draw:path draw:style-name="gr35" draw:text-style-name="P54" draw:layer="layout" svg:width="0.299cm" svg:height="0.231cm" svg:x="8.071cm" svg:y="9.944cm" svg:viewBox="0 0 300 232" svg:d="M0 0h300c-20 91-133 173-300 232z">
          <text:p/>
        </draw:path>
        <draw:path draw:style-name="gr35" draw:text-style-name="P54" draw:layer="layout" svg:width="0.297cm" svg:height="0.399cm" svg:x="6.573cm" svg:y="9.544cm" svg:viewBox="0 0 298 400" svg:d="M298 0v400h-295c-2-10-3-19-3-29v-371z">
          <text:p/>
        </draw:path>
        <draw:polygon draw:style-name="gr36" draw:text-style-name="P55" draw:layer="layout" svg:width="0.299cm" svg:height="0.399cm" svg:x="9.571cm" svg:y="9.144cm" svg:viewBox="0 0 300 400" draw:points="0,400 0,0 300,0 300,400">
          <text:p/>
        </draw:polygon>
        <draw:polygon draw:style-name="gr36" draw:text-style-name="P55" draw:layer="layout" svg:width="0.299cm" svg:height="0.399cm" svg:x="9.871cm" svg:y="9.144cm" svg:viewBox="0 0 300 400" draw:points="0,400 0,0 300,0 300,400">
          <text:p/>
        </draw:polygon>
        <draw:polygon draw:style-name="gr35" draw:text-style-name="P54" draw:layer="layout" svg:width="0.299cm" svg:height="0.399cm" svg:x="9.271cm" svg:y="9.144cm" svg:viewBox="0 0 300 400" draw:points="0,400 0,0 300,0 300,400">
          <text:p/>
        </draw:polygon>
        <draw:polygon draw:style-name="gr36" draw:text-style-name="P55" draw:layer="layout" svg:width="0.299cm" svg:height="0.399cm" svg:x="8.971cm" svg:y="9.144cm" svg:viewBox="0 0 300 400" draw:points="0,400 0,0 300,0 300,400">
          <text:p/>
        </draw:polygon>
        <draw:polygon draw:style-name="gr36" draw:text-style-name="P55" draw:layer="layout" svg:width="0.299cm" svg:height="0.399cm" svg:x="8.671cm" svg:y="9.144cm" svg:viewBox="0 0 300 400" draw:points="0,400 0,0 300,0 300,400">
          <text:p/>
        </draw:polygon>
        <draw:polygon draw:style-name="gr36" draw:text-style-name="P55" draw:layer="layout" svg:width="0.299cm" svg:height="0.399cm" svg:x="9.571cm" svg:y="8.744cm" svg:viewBox="0 0 300 400" draw:points="0,400 0,0 300,0 300,400">
          <text:p/>
        </draw:polygon>
        <draw:polygon draw:style-name="gr35" draw:text-style-name="P54" draw:layer="layout" svg:width="0.299cm" svg:height="0.399cm" svg:x="9.871cm" svg:y="8.744cm" svg:viewBox="0 0 300 400" draw:points="0,400 0,0 300,0 300,400">
          <text:p/>
        </draw:polygon>
        <draw:polygon draw:style-name="gr36" draw:text-style-name="P55" draw:layer="layout" svg:width="0.299cm" svg:height="0.399cm" svg:x="9.271cm" svg:y="8.744cm" svg:viewBox="0 0 300 400" draw:points="0,400 0,0 300,0 300,400">
          <text:p/>
        </draw:polygon>
        <draw:polygon draw:style-name="gr36" draw:text-style-name="P55" draw:layer="layout" svg:width="0.299cm" svg:height="0.399cm" svg:x="8.971cm" svg:y="8.744cm" svg:viewBox="0 0 300 400" draw:points="0,400 0,0 300,0 300,400">
          <text:p/>
        </draw:polygon>
        <draw:polygon draw:style-name="gr35" draw:text-style-name="P54" draw:layer="layout" svg:width="0.299cm" svg:height="0.399cm" svg:x="8.671cm" svg:y="8.744cm" svg:viewBox="0 0 300 400" draw:points="0,400 0,0 300,0 300,400">
          <text:p/>
        </draw:polygon>
        <draw:polygon draw:style-name="gr36" draw:text-style-name="P55" draw:layer="layout" svg:width="0.299cm" svg:height="0.399cm" svg:x="10.171cm" svg:y="9.144cm" svg:viewBox="0 0 300 400" draw:points="0,400 0,0 300,0 300,400">
          <text:p/>
        </draw:polygon>
        <draw:polygon draw:style-name="gr36" draw:text-style-name="P55" draw:layer="layout" svg:width="0.299cm" svg:height="0.399cm" svg:x="10.171cm" svg:y="8.744cm" svg:viewBox="0 0 300 400" draw:points="0,400 0,0 300,0 300,400">
          <text:p/>
        </draw:polygon>
        <draw:polygon draw:style-name="gr35" draw:text-style-name="P54" draw:layer="layout" svg:width="0.299cm" svg:height="0.399cm" svg:x="9.571cm" svg:y="9.544cm" svg:viewBox="0 0 300 400" draw:points="0,400 0,0 300,0 300,400">
          <text:p/>
        </draw:polygon>
        <draw:polygon draw:style-name="gr35" draw:text-style-name="P54" draw:layer="layout" svg:width="0.299cm" svg:height="0.399cm" svg:x="9.871cm" svg:y="9.544cm" svg:viewBox="0 0 300 400" draw:points="0,400 0,0 300,0 300,400">
          <text:p/>
        </draw:polygon>
        <draw:polygon draw:style-name="gr36" draw:text-style-name="P55" draw:layer="layout" svg:width="0.299cm" svg:height="0.399cm" svg:x="9.271cm" svg:y="9.544cm" svg:viewBox="0 0 300 400" draw:points="0,400 0,0 300,0 300,400">
          <text:p/>
        </draw:polygon>
        <draw:polygon draw:style-name="gr36" draw:text-style-name="P55" draw:layer="layout" svg:width="0.299cm" svg:height="0.399cm" svg:x="8.971cm" svg:y="9.544cm" svg:viewBox="0 0 300 400" draw:points="0,400 0,0 300,0 300,400">
          <text:p/>
        </draw:polygon>
        <draw:polygon draw:style-name="gr36" draw:text-style-name="P55" draw:layer="layout" svg:width="0.299cm" svg:height="0.399cm" svg:x="10.171cm" svg:y="9.544cm" svg:viewBox="0 0 300 400" draw:points="0,400 0,0 300,0 300,400">
          <text:p/>
        </draw:polygon>
        <draw:path draw:style-name="gr36" draw:text-style-name="P55" draw:layer="layout" svg:width="0.294cm" svg:height="0.229cm" svg:x="8.676cm" svg:y="9.944cm" svg:viewBox="0 0 295 230" svg:d="M295 0v230c-165-58-275-140-295-230z">
          <text:p/>
        </draw:path>
        <draw:path draw:style-name="gr35" draw:text-style-name="P54" draw:layer="layout" svg:width="0.299cm" svg:height="0.3cm" svg:x="8.971cm" svg:y="9.944cm" svg:viewBox="0 0 300 301" svg:d="M0 0h300v301c-112-16-213-40-300-71z">
          <text:p/>
        </draw:path>
        <draw:path draw:style-name="gr35" draw:text-style-name="P54" draw:layer="layout" svg:width="0.299cm" svg:height="0.321cm" svg:x="9.271cm" svg:y="9.944cm" svg:viewBox="0 0 300 322" svg:d="M0 0h300v322c-105 0-206-7-300-21z">
          <text:p/>
        </draw:path>
        <draw:path draw:style-name="gr36" draw:text-style-name="P55" draw:layer="layout" svg:width="0.299cm" svg:height="0.321cm" svg:x="9.571cm" svg:y="9.944cm" svg:viewBox="0 0 300 322" svg:d="M0 0h300v302c-94 13-194 20-298 20-1 0-1 0-2 0z">
          <text:p/>
        </draw:path>
        <draw:path draw:style-name="gr36" draw:text-style-name="P55" draw:layer="layout" svg:width="0.299cm" svg:height="0.301cm" svg:x="9.871cm" svg:y="9.944cm" svg:viewBox="0 0 300 302" svg:d="M0 0h300v232c-87 30-189 54-300 70z">
          <text:p/>
        </draw:path>
        <draw:path draw:style-name="gr35" draw:text-style-name="P54" draw:layer="layout" svg:width="0.299cm" svg:height="0.231cm" svg:x="10.171cm" svg:y="9.944cm" svg:viewBox="0 0 300 232" svg:d="M0 0h300c-20 91-133 173-300 232z">
          <text:p/>
        </draw:path>
        <draw:path draw:style-name="gr36" draw:text-style-name="P55" draw:layer="layout" svg:width="0.297cm" svg:height="0.399cm" svg:x="8.673cm" svg:y="9.544cm" svg:viewBox="0 0 298 400" svg:d="M298 0v400h-295c-2-10-3-19-3-29v-371z">
          <text:p/>
        </draw:path>
        <draw:custom-shape draw:style-name="gr37" draw:text-style-name="P37" draw:layer="layout" svg:width="1.8cm" svg:height="0.7cm" svg:x="6.571cm" svg:y="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7" draw:layer="layout" svg:width="1.8cm" svg:height="0.7cm" svg:x="8.672cm" svg:y="8.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44" xml:id="id12" draw:id="id12" draw:layer="layout" svg:width="3.8cm" svg:height="3.8cm" svg:x="16.699cm" svg:y="6.801cm">
          <text:p text:style-name="P43"/>
          <draw:enhanced-geometry svg:viewBox="0 0 21600 21600" draw:glue-points="10800 0 0 10800 10800 21600 21600 10800" draw:text-areas="0 4300 21600 21600" draw:type="flowchart-card" draw:enhanced-path="M 4300 0 L 21600 0 21600 21600 0 21600 0 4300 4300 0 Z N"/>
        </draw:custom-shape>
        <draw:frame draw:style-name="gr32" draw:text-style-name="P46" draw:layer="layout" svg:width="3.093cm" svg:height="0.962cm" svg:x="17.099cm" svg:y="7.27cm">
          <draw:text-box>
            <text:p text:style-name="P43">PTRACK</text:p>
          </draw:text-box>
        </draw:frame>
        <draw:custom-shape draw:style-name="gr34" draw:text-style-name="P52" draw:layer="layout" svg:width="1.3cm" svg:height="1.1cm" svg:x="17.965cm" svg:y="8.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39" draw:text-style-name="P25" draw:layer="layout" svg:width="0.543cm" svg:height="0.543cm" draw:transform="rotate (0.868475835792378) translate (16.8311080315212cm 7.35597546364413cm)" svg:viewBox="0 0 544 544" draw:points="0,544 0,0 544,0 544,544">
            <text:p/>
          </draw:polygon>
          <draw:polygon draw:style-name="gr39" draw:text-style-name="P25" draw:layer="layout" svg:width="0.543cm" svg:height="0.543cm" draw:transform="rotate (0.868475835792378) translate (18.0661831473785cm 5.90426941275438cm)" svg:viewBox="0 0 544 544" draw:points="0,544 0,0 544,0 544,544">
            <text:p/>
          </draw:polygon>
          <draw:polygon draw:style-name="gr39" draw:text-style-name="P25" draw:layer="layout" svg:width="0.543cm" svg:height="0.543cm" draw:transform="rotate (0.868475835792378) translate (19.5069577696421cm 4.51135718011324cm)" svg:viewBox="0 0 544 544" draw:points="0,544 0,0 544,0 544,544">
            <text:p/>
          </draw:polygon>
          <draw:polyline draw:style-name="gr40" draw:text-style-name="P26" draw:layer="layout" svg:width="1.993cm" svg:height="0.774cm" draw:transform="rotate (0.868475835792378) translate (17.802969128126cm 5.32519482337151cm)" svg:viewBox="0 0 1994 775" draw:points="1994,775 1988,680 1972,591 1945,510 1908,434 1863,365 1810,302 1749,246 1682,195 1610,151 1532,112 1363,53 1183,15 997,0 811,6 631,32 462,78 312,142 245,181 184,225 131,273 86,325 49,382 22,442 6,507 0,575">
            <text:p/>
          </draw:polyline>
          <draw:polyline draw:style-name="gr40" draw:text-style-name="P26" draw:layer="layout" svg:width="1.905cm" svg:height="0.567cm" draw:transform="rotate (0.868475835792378) translate (16.577340409466cm 6.78489500992377cm)" svg:viewBox="0 0 1906 568" draw:points="1906,568 1901,499 1885,435 1859,375 1824,319 1781,268 1730,222 1672,180 1608,142 1464,80 1303,36 1131,9 953,0 775,9 603,35 442,79 298,141 234,178 176,220 125,266 82,316 47,371 21,431 5,495 0,563">
            <text:p/>
          </draw:polyline>
        </draw:g>
        <draw:custom-shape draw:style-name="gr42" draw:text-style-name="P57" draw:layer="layout" svg:width="3.768cm" svg:height="1.474cm" svg:x="1.193cm" svg:y="6.425cm">
          <text:p text:style-name="P43">PTRACK</text:p>
          <draw:enhanced-geometry svg:viewBox="0 0 21600 21600" draw:glue-points="10800 0 3160 3160 0 10800 3160 18440 10800 21600 18440 18440 21600 10800 18440 3160 ?f14 ?f15" draw:text-areas="3200 3200 18400 18400" draw:type="round-callout" draw:modifiers="17376.2801804192 38089.22033898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43" draw:text-style-name="P58" draw:layer="layout" svg:width="1.411cm" svg:height="1.339cm" svg:x="4.072cm" svg:y="8.79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44" draw:text-style-name="P59" draw:layer="layout" svg:x1="4.31cm" svg:y1="9.912cm" svg:x2="3.193cm" svg:y2="10.86cm">
            <text:p/>
          </draw:line>
          <draw:ellipse draw:style-name="gr45" draw:text-style-name="P60" draw:layer="layout" svg:width="1.136cm" svg:height="1.041cm" svg:x="4.191cm" svg:y="8.934cm" draw:kind="arc" draw:start-angle="359.9" draw:end-angle="61.72">
            <text:p/>
          </draw:ellipse>
          <draw:line draw:style-name="gr46" draw:text-style-name="P59" draw:layer="layout" svg:x1="3.996cm" svg:y1="10.172cm" svg:x2="3.193cm" svg:y2="10.861cm">
            <text:p/>
          </draw:line>
        </draw:g>
        <presentation:notes draw:style-name="dp2">
          <office:forms form:automatic-focus="false" form:apply-design-mode="false"/>
          <draw:page-thumbnail draw:style-name="gr2" draw:layer="layout" svg:width="14.848cm" svg:height="11.136cm" svg:x="3.075cm" svg:y="2.257cm" draw:page-number="18" presentation:class="page"/>
          <draw:frame presentation:style-name="pr14" draw:text-style-name="P34" draw:layer="layout" svg:width="16.799cm" svg:height="13.364cm" svg:x="2.1cm" svg:y="14.107cm" presentation:class="notes" presentation:user-transformed="true">
            <draw:text-box>
              <text:p text:style-name="P17"><text:span text:style-name="T20">PTRACK — еще один режим инкрементального резервного копирования базы Postgres Pro на уровне страниц, для которого используется механизм PTRACK, предоставляемый ядром Postgres Pro Enterprise</text:span><text:span text:style-name="T20"><text:line-break/></text:span><text:span text:style-name="T20">и одноименным расширением. Механизм PTRACK отслеживает изменения страниц в специальной карте. Утилита pg_probackup использует API этого механизма для получения информации</text:span><text:span text:style-name="T20"><text:line-break/></text:span><text:span text:style-name="T20">о страницах, измененных с определенного момента.</text:span></text:p>
              <text:p text:style-name="P17"><text:span text:style-name="T20">Отличие от режима DELTA состоит в том, что для получения списка страниц, подлежащих копированию, не требуется читать файлы данных и последнюю резервную копию.</text:span></text:p>
              <text:p text:style-name="P17"><text:span text:style-name="T20">Этот режим инкрементального резервного копирования может оказаться самым быстрым, особенно в сценариях, когда интенсивно изменяются одни и те же страницы.</text:span></text:p>
            </draw:text-box>
          </draw:frame>
        </presentation:notes>
      </draw:page>
      <draw:page draw:name="page19"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24" draw:text-style-name="P47" draw:layer="layout" svg:width="17.893cm" svg:height="11.728cm" svg:x="5.054cm" svg:y="6.182cm">
          <draw:image xlink:href="Pictures/10000001000001B9000001219F9F77CFE0FDB8A0.png" xlink:type="simple" xlink:show="embed" xlink:actuate="onLoad" draw:mime-type="image/png">
            <text:p text:style-name="P1"><text:span text:style-name="T25"/></text:p>
            <text:p text:style-name="P1"><text:span text:style-name="T25"/></text:p>
            <text:p text:style-name="P1"><text:span text:style-name="T25"/></text:p>
            <text:p text:style-name="P1"><text:span text:style-name="T25"><text:s text:c="11"/></text:span><text:span text:style-name="T25">$ psql</text:span></text:p>
            <text:p text:style-name="P1"><text:span text:style-name="T25"><text:s text:c="11"/></text:span><text:span text:style-name="T25">postgres=#</text:span></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1" draw:text-style-name="P48" draw:layer="layout" svg:width="16.799cm" svg:height="13.364cm" svg:x="2.1cm" svg:y="14.107cm" presentation:class="notes" presentation:placeholder="true">
            <draw:text-box/>
          </draw:frame>
        </presentation:notes>
      </draw:page>
      <draw:page draw:name="page20" draw:style-name="dp1" draw:master-page-name="master" presentation:presentation-page-layout-name="AL1T1">
        <office:forms form:automatic-focus="false" form:apply-design-mode="false"/>
        <draw:frame presentation:style-name="pr23" draw:text-style-name="P8" draw:layer="layout" svg:width="19.8cm" svg:height="1.741cm" svg:x="1.2cm" svg:y="0.737cm" presentation:class="title" presentation:user-transformed="true">
          <draw:text-box>
            <text:p><text:span text:style-name="T11">Итоги</text:span></text:p>
          </draw:text-box>
        </draw:frame>
        <draw:frame presentation:style-name="pr24" draw:text-style-name="P61" draw:layer="layout" svg:width="25.6cm" svg:height="14.4cm" svg:x="1.2cm" svg:y="4.8cm" presentation:class="outline" presentation:user-transformed="true">
          <draw:text-box>
            <text:list text:style-name="L3">
              <text:list-item>
                <text:p text:style-name="P14"><text:span text:style-name="T33">Штатные средства резервного копирования</text:span><text:span text:style-name="T33"><text:line-break/></text:span><text:span text:style-name="T33">и восстановления не всегда достаточны</text:span></text:p>
              </text:list-item>
              <text:list-item>
                <text:p text:style-name="P14"><text:span text:style-name="T33">Утилита pg_probackup предоставляет все необходимые возможности</text:span></text:p>
              </text:list-item>
              <text:list-item>
                <text:p text:style-name="P9"><text:span text:style-name="T34">Поддерживается полное и инкрементальное резервное копирование, сжатие, параллельное резервирование</text:span><text:span text:style-name="T34"><text:line-break/></text:span><text:span text:style-name="T34">и восстановление</text:span></text:p>
              </text:list-item>
              <text:list-item>
                <text:p text:style-name="P14"><text:span text:style-name="T33"/></text:p>
                <text:p text:style-name="P14"><text:span text:style-name="T33"/></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1" draw:text-style-name="P62" draw:layer="layout" svg:width="16.799cm" svg:height="13.364cm" svg:x="2.1cm" svg:y="14.107cm" presentation:class="notes" presentation:placeholder="true">
            <draw:text-box/>
          </draw:frame>
        </presentation:notes>
      </draw:page>
      <draw:page draw:name="page21"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1">Практика</text:span></text:p>
          </draw:text-box>
        </draw:frame>
        <draw:frame presentation:style-name="pr25" draw:text-style-name="P63" draw:layer="layout" svg:width="25.6cm" svg:height="14.4cm" svg:x="1.2cm" svg:y="4.8cm" presentation:class="outline">
          <draw:text-box>
            <text:list text:style-name="L5">
              <text:list-item>
                <text:list>
                  <text:list-item>
                    <text:p><text:span text:style-name="T35">Подготовьте каталог резервных копий и зарегистрируйте</text:span><text:span text:style-name="T35"><text:line-break/></text:span><text:span text:style-name="T35">в нем копируемый экземпляр.</text:span></text:p>
                  </text:list-item>
                  <text:list-item>
                    <text:p><text:span text:style-name="T35">Зарегистрируйте роль backup и создайте базу данных backup.</text:span></text:p>
                  </text:list-item>
                  <text:list-item>
                    <text:p><text:span text:style-name="T35">Выполните полное резервное копирование.</text:span></text:p>
                  </text:list-item>
                  <text:list-item>
                    <text:p><text:span text:style-name="T35">Внесите какие-нибудь изменения в данные кластера</text:span><text:span text:style-name="T35"><text:line-break/></text:span><text:span text:style-name="T35">и получите разностную копию.</text:span></text:p>
                  </text:list-item>
                  <text:list-item>
                    <text:p><text:span text:style-name="T35">Восстановите экземпляр.</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6" draw:text-style-name="P65" draw:layer="layout" svg:width="16.799cm" svg:height="14.087cm" svg:x="2.1cm" svg:y="14.107cm" presentation:class="notes" presentation:user-transformed="true">
            <draw:text-box>
              <text:list text:style-name="L6">
                <text:list-item>
                  <text:p text:style-name="P64"><text:span text:style-name="T20"><text:s/></text:span><text:span text:style-name="T20">Создайте каталог /var/probackup, инициализируйте его с помощью pg_probackup init, а затем добавьте в каталог экземпляр командой pg_probackup add-instance так же, как в демонстрации.</text:span></text:p>
                </text:list-item>
                <text:list-item>
                  <text:p text:style-name="P64"><text:span text:style-name="T20"><text:s/></text:span><text:span text:style-name="T20">Зарегистрировав роль backup, создайте одноименную базу данных</text:span><text:span text:style-name="T20"><text:line-break/></text:span><text:span text:style-name="T20">и по аналогии с демонстрацией назначьте командой GRANT требуемые права.</text:span></text:p>
                </text:list-item>
                <text:list-item>
                  <text:p text:style-name="P64"><text:span text:style-name="T20"><text:s/></text:span><text:span text:style-name="T20">Команда pg_probackup backup, помимо указания каталога копий для полного резервного копирования, должна в этом случае также включать параметр --stream.</text:span></text:p>
                </text:list-item>
                <text:list-item>
                  <text:p text:style-name="P64"><text:span text:style-name="T20"><text:s/></text:span><text:span text:style-name="T20">При получении разностной копии не забудьте параметры -b DELTA</text:span><text:span text:style-name="T20"><text:line-break/></text:span><text:span text:style-name="T20">и --stream.</text:span></text:p>
                </text:list-item>
                <text:list-item>
                  <text:p text:style-name="P64"><text:span text:style-name="T20"><text:s/></text:span><text:span text:style-name="T20">Перед восстановлением остановите работающий экземпляр СУБД, удалите все содержимое его каталога данных, а затем проведите восстановление командой pg_probackup restore.</text:span></text:p>
                </text:list-item>
              </text:list>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modern" style:font-pitch="variable"/>
    <style:font-face style:name="DejaVu Sans3" svg:font-family="'DejaVu Sans'" style:font-family-generic="roman" style:font-pitch="variable"/>
    <style:font-face style:name="DejaVu Sans4" svg:font-family="'DejaVu Sans'" style:font-family-generic="swiss" style:font-pitch="variable"/>
    <style:font-face style:name="Droid Sans Fallback" svg:font-family="'Droid Sans Fallback'" style:font-family-generic="system" style:font-pitch="variable"/>
    <style:font-face style:name="Droid Sans Fallback1" svg:font-family="'Droid Sans Fallback'"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swiss"/>
    <style:font-face style:name="Liberation Sans2" svg:font-family="'Liberation Sans', Arial" style:font-family-generic="swiss" style:font-pitch="variable"/>
    <style:font-face style:name="Liberation Sans3" svg:font-family="'Liberation Sans'" style:font-family-generic="swiss" style:font-pitch="variable"/>
    <style:font-face style:name="Liberation Sans4" svg:font-family="'Liberation Sans'"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modern" style:font-pitch="variable"/>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e6e6ff" draw:end-color="#f0e6ff"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ru" fo:country="RU"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1" style:font-family-complex="'Liberation Serif', 'Times New Roman'" style:font-family-generic-complex="roman" style:font-pitch-complex="variable" style:font-size-complex="14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fo:language="zxx" fo:country="none" style:language-asian="zxx" style:country-asian="none" style:font-name-complex="Lohit Devanagari2" style:font-family-complex="'Lohit Devanagari'"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4"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4"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4"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4"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4"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4"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4"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left="0cm" fo:margin-right="0cm" fo:margin-top="0cm" fo:margin-bottom="0.203cm" fo:text-indent="0cm"/>
      <style:text-properties style:font-name="Liberation Serif" fo:font-family="'Liberation Serif'" style:font-family-generic="roman" style:font-pitch="variable" fo:font-size="22pt" style:font-size-asian="24pt" style:font-size-complex="24pt"/>
    </style:style>
    <style:style style:name="master-outline3" style:family="presentation" style:parent-style-name="master-outline2">
      <style:paragraph-properties fo:margin-top="0cm" fo:margin-bottom="0.152cm"/>
      <style:text-properties style:font-name="Liberation Serif" fo:font-family="'Liberation Serif'" style:font-family-generic="roman" style:font-pitch="variable" fo:font-size="18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12" style:family="presentation" style:parent-style-name="master1_5f__5f_-backgroundobjects">
      <style:graphic-properties draw:stroke="none" draw:fill="none" draw:fill-color="#ffffff" draw:auto-grow-height="false" fo:min-height="1.485cm"/>
      <style:paragraph-properties style:writing-mode="lr-tb"/>
    </style:style>
    <style:style style:name="Mpr13"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9655EA6840E39C98.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2FCCC979B63369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11" draw:text-style-name="MP11"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2FCC77AE4160F2C1.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13DT4H12M49S</meta:editing-duration>
    <meta:editing-cycles>952</meta:editing-cycles>
    <meta:generator>LibreOffice/7.3.7.2$Linux_X86_64 LibreOffice_project/30$Build-2</meta:generator>
    <dc:date>2024-11-19T22:28:42.032500035</dc:date>
    <meta:document-statistic meta:object-count="447"/>
    <meta:template xlink:type="simple" xlink:actuate="onRequest" xlink:title="master" xlink:href="../../../../../.config/libreoffice/4/user/template/master.otp" meta:date="2015-06-03T14:43:56.815095550"/>
  </office:meta>
</office:document-meta>
</file>